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Heading_20_1">
      <style:paragraph-properties fo:break-before="page"/>
    </style:style>
    <style:style style:name="P5" style:family="paragraph" style:parent-style-name="Heading_20_3">
      <style:paragraph-properties fo:break-before="page"/>
    </style:style>
    <style:style style:name="P6" style:family="paragraph" style:parent-style-name="Heading_20_2">
      <style:paragraph-properties fo:break-before="page"/>
    </style:style>
    <style:style style:name="P7" style:family="paragraph" style:parent-style-name="Index_20_Heading">
      <style:paragraph-properties fo:break-before="page"/>
    </style:style>
    <style:style style:name="P8" style:family="paragraph" style:parent-style-name="Contents_20_Heading">
      <style:paragraph-properties fo:break-before="page"/>
    </style:style>
    <style:style style:name="P9" style:family="paragraph" style:parent-style-name="Footer">
      <style:paragraph-properties fo:text-align="center" style:justify-single-word="false"/>
    </style:style>
    <style:style style:name="P10"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fo:language="zxx" fo:country="none" style:font-size-asian="10pt" style:font-size-complex="10pt"/>
    </style:style>
    <style:style style:name="P13" style:family="paragraph" style:parent-style-name="Standard">
      <style:paragraph-properties fo:line-height="150%"/>
      <style:text-properties fo:font-size="18pt" fo:language="en" fo:country="US" fo:font-weight="normal" style:font-size-asian="18pt" style:font-weight-asian="bold"/>
    </style:style>
    <style:style style:name="P14" style:family="paragraph" style:parent-style-name="Standard">
      <style:text-properties fo:font-size="8pt" fo:language="it" fo:country="IT"/>
    </style:style>
    <style:style style:name="P15" style:family="paragraph" style:parent-style-name="Standard">
      <style:text-properties style:font-name="Arial5" fo:font-size="10pt" fo:language="en" fo:country="US" style:font-name-asian="Arial5" style:font-size-asian="10pt" style:font-name-complex="Arial5" style:font-size-complex="10pt"/>
    </style:style>
    <style:style style:name="P16" style:family="paragraph" style:parent-style-name="Standard">
      <style:paragraph-properties fo:text-align="justify" style:justify-single-word="false"/>
    </style:style>
    <style:style style:name="P17" style:family="paragraph" style:parent-style-name="Standard">
      <style:text-properties style:use-window-font-color="true"/>
    </style:style>
    <style:style style:name="P18" style:family="paragraph" style:parent-style-name="Standard">
      <style:text-properties style:use-window-font-color="true" fo:font-style="normal" style:text-underline-style="none" style:font-style-asian="normal" style:font-style-complex="normal"/>
    </style:style>
    <style:style style:name="P19" style:family="paragraph" style:parent-style-name="Standard">
      <style:text-properties style:use-window-font-color="true" style:text-underline-style="solid" style:text-underline-width="auto" style:text-underline-color="font-color"/>
    </style:style>
    <style:style style:name="P20" style:family="paragraph" style:parent-style-name="Standard">
      <style:text-properties style:use-window-font-color="true" style:text-underline-style="none"/>
    </style:style>
    <style:style style:name="P21" style:family="paragraph" style:parent-style-name="Standard">
      <style:text-properties style:use-window-font-color="true" style:text-underline-style="none" fo:background-color="#ffff00"/>
    </style:style>
    <style:style style:name="P2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3" style:family="paragraph" style:parent-style-name="Standard">
      <style:text-properties style:use-window-font-color="true" fo:font-size="10pt" style:text-underline-style="none" style:font-size-asian="10pt" style:font-size-complex="10pt"/>
    </style:style>
    <style:style style:name="P24" style:family="paragraph" style:parent-style-name="Standard">
      <style:text-properties fo:language="en" fo:country="US"/>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style:font-name="Arial1"/>
    </style:style>
    <style:style style:name="P27" style:family="paragraph" style:parent-style-name="Standard">
      <style:text-properties style:font-name="Courier New2"/>
    </style:style>
    <style:style style:name="P28" style:family="paragraph" style:parent-style-name="Standard">
      <style:paragraph-properties fo:text-align="start" style:justify-single-word="false"/>
    </style:style>
    <style:style style:name="P29" style:family="paragraph" style:parent-style-name="Standard">
      <style:text-properties fo:background-color="transparent"/>
    </style:style>
    <style:style style:name="P30" style:family="paragraph" style:parent-style-name="Standard">
      <style:text-properties fo:background-color="#ffff00"/>
    </style:style>
    <style:style style:name="P31" style:family="paragraph" style:parent-style-name="Standard">
      <style:text-properties fo:color="#800000" style:text-underline-style="solid" style:text-underline-width="auto" style:text-underline-color="font-color"/>
    </style:style>
    <style:style style:name="P32" style:family="paragraph" style:parent-style-name="Standard">
      <style:text-properties fo:color="#800000" style:text-underline-style="solid" style:text-underline-width="auto" style:text-underline-color="font-color" fo:background-color="#ffff00"/>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weight="bold"/>
    </style:style>
    <style:style style:name="P3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7" style:family="paragraph" style:parent-style-name="Table_20_Contents">
      <style:text-properties style:font-name="Arial1"/>
    </style:style>
    <style:style style:name="P38" style:family="paragraph" style:parent-style-name="Table_20_Contents">
      <style:text-properties style:font-name="Arial1" fo:font-weight="normal" style:font-weight-asian="normal" style:font-weight-complex="normal"/>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10pt" style:font-size-asian="10pt" style:font-size-complex="10pt"/>
    </style:style>
    <style:style style:name="P41" style:family="paragraph" style:parent-style-name="Table_20_Contents">
      <style:text-properties fo:font-size="10pt" fo:language="zxx" fo:country="none" style:font-size-asian="10pt" style:font-size-complex="10pt"/>
    </style:style>
    <style:style style:name="P42" style:family="paragraph" style:parent-style-name="Table_20_Contents">
      <style:paragraph-properties style:text-autospace="none"/>
      <style:text-properties fo:font-size="10pt" fo:language="zxx" fo:country="none" style:font-size-asian="10pt" style:font-size-complex="10pt"/>
    </style:style>
    <style:style style:name="P43"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4" style:family="paragraph" style:parent-style-name="Table_20_Contents">
      <style:text-properties fo:background-color="transparent"/>
    </style:style>
    <style:style style:name="P45" style:family="paragraph" style:parent-style-name="Table_20_Contents">
      <style:text-properties style:use-window-font-color="true" style:text-underline-style="none"/>
    </style:style>
    <style:style style:name="P46" style:family="paragraph" style:parent-style-name="Table_20_Contents">
      <style:text-properties style:use-window-font-color="true" style:text-underline-style="none" fo:background-color="transparent"/>
    </style:style>
    <style:style style:name="P47" style:family="paragraph" style:parent-style-name="Table_20_Contents">
      <style:text-properties style:use-window-font-color="true" style:text-underline-style="none" fo:font-weight="normal" fo:background-color="transparent" style:font-weight-asian="normal" style:font-weight-complex="normal"/>
    </style:style>
    <style:style style:name="P48" style:family="paragraph" style:parent-style-name="Table_20_Contents">
      <style:text-properties style:use-window-font-color="true" fo:font-style="normal" style:text-underline-style="none" style:font-style-asian="normal" style:font-style-complex="normal"/>
    </style:style>
    <style:style style:name="P49"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0" style:family="paragraph" style:parent-style-name="Heading_20_3">
      <style:text-properties style:font-name="Arial1"/>
    </style:style>
    <style:style style:name="P51" style:family="paragraph" style:parent-style-name="Heading_20_3">
      <style:text-properties fo:background-color="transparent"/>
    </style:style>
    <style:style style:name="P52" style:family="paragraph" style:parent-style-name="Standard">
      <style:paragraph-properties fo:background-color="transparent">
        <style:background-image/>
      </style:paragraph-properties>
    </style:style>
    <style:style style:name="P53" style:family="paragraph" style:parent-style-name="Standard">
      <style:paragraph-properties fo:background-color="transparent">
        <style:background-image/>
      </style:paragraph-properties>
      <style:text-properties fo:background-color="transparent"/>
    </style:style>
    <style:style style:name="P54"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5" style:family="paragraph" style:parent-style-name="Standard">
      <style:paragraph-properties fo:background-color="transparent">
        <style:background-image/>
      </style:paragraph-properties>
      <style:text-properties fo:font-size="9pt" style:font-size-asian="9pt" style:font-size-complex="9pt"/>
    </style:style>
    <style:style style:name="P56" style:family="paragraph" style:parent-style-name="Standard">
      <style:paragraph-properties fo:background-color="transparent">
        <style:background-image/>
      </style:paragraph-properties>
      <style:text-properties style:font-name="Courier New2"/>
    </style:style>
    <style:style style:name="P57" style:family="paragraph" style:parent-style-name="Table_20_Contents">
      <style:paragraph-properties fo:background-color="transparent">
        <style:background-image/>
      </style:paragraph-properties>
      <style:text-properties fo:background-color="transparent"/>
    </style:style>
    <style:style style:name="P58" style:family="paragraph" style:parent-style-name="Code">
      <style:paragraph-properties fo:background-color="transparent">
        <style:background-image/>
      </style:paragraph-properties>
    </style:style>
    <style:style style:name="P59" style:family="paragraph" style:parent-style-name="Code">
      <style:paragraph-properties fo:background-color="transparent">
        <style:background-image/>
      </style:paragraph-properties>
      <style:text-properties fo:background-color="transparent"/>
    </style:style>
    <style:style style:name="P60" style:family="paragraph" style:parent-style-name="Table_20_Heading">
      <style:paragraph-properties fo:text-align="center" style:justify-single-word="false"/>
    </style:style>
    <style:style style:name="P61" style:family="paragraph" style:parent-style-name="Standard">
      <style:paragraph-properties fo:margin-left="0cm" fo:margin-right="0cm" fo:text-indent="0cm" style:auto-text-indent="false"/>
    </style:style>
    <style:style style:name="P62" style:family="paragraph" style:parent-style-name="Standard">
      <style:paragraph-properties fo:margin-left="0cm" fo:margin-right="0cm" fo:text-indent="0cm" style:auto-text-indent="false"/>
      <style:text-properties fo:background-color="transparent"/>
    </style:style>
    <style:style style:name="P63"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4"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5" style:family="paragraph" style:parent-style-name="Standard">
      <style:paragraph-properties fo:margin-left="0cm" fo:margin-right="0cm" fo:text-indent="0cm" style:auto-text-indent="false"/>
      <style:text-properties fo:background-color="#ffff00"/>
    </style:style>
    <style:style style:name="P66"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7" style:family="paragraph" style:parent-style-name="Standard">
      <style:paragraph-properties fo:margin-left="1.499cm" fo:margin-right="0cm" fo:text-indent="0cm" style:auto-text-indent="false"/>
    </style:style>
    <style:style style:name="P68" style:family="paragraph" style:parent-style-name="Heading_20_4">
      <style:text-properties fo:background-color="#ffff00"/>
    </style:style>
    <style:style style:name="P69" style:family="paragraph" style:parent-style-name="Heading_20_2">
      <style:text-properties fo:background-color="transparent"/>
    </style:style>
    <style:style style:name="P70" style:family="paragraph" style:parent-style-name="Standard">
      <style:paragraph-properties fo:margin-left="0.997cm" fo:margin-right="0cm" fo:text-indent="0cm" style:auto-text-indent="false"/>
    </style:style>
    <style:style style:name="P71"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2"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3" style:family="paragraph" style:parent-style-name="Standard">
      <style:paragraph-properties fo:margin-left="0.977cm" fo:margin-right="0cm" fo:text-indent="0cm" style:auto-text-indent="false"/>
    </style:style>
    <style:style style:name="P74"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5" style:family="paragraph" style:parent-style-name="Standard">
      <style:paragraph-properties fo:margin-left="0.021cm" fo:margin-right="0cm" fo:text-indent="0cm" style:auto-text-indent="false"/>
      <style:text-properties fo:font-weight="bold"/>
    </style:style>
    <style:style style:name="P76" style:family="paragraph" style:parent-style-name="Standard">
      <style:paragraph-properties fo:margin-left="-0.016cm" fo:margin-right="0cm" fo:text-indent="0cm" style:auto-text-indent="false"/>
    </style:style>
    <style:style style:name="P77" style:family="paragraph" style:parent-style-name="Standard">
      <style:paragraph-properties fo:margin-left="0.037cm" fo:margin-right="0cm" fo:text-indent="0cm" style:auto-text-indent="false"/>
    </style:style>
    <style:style style:name="P78" style:family="paragraph" style:parent-style-name="Standard" style:master-page-name="">
      <style:paragraph-properties style:page-number="auto" fo:keep-with-next="always"/>
      <style:text-properties fo:background-color="#ffff00"/>
    </style:style>
    <style:style style:name="P79" style:family="paragraph" style:parent-style-name="Table_20_Contents">
      <style:paragraph-properties fo:keep-with-next="always"/>
    </style:style>
    <style:style style:name="P80" style:family="paragraph" style:parent-style-name="Contents_20_1">
      <style:paragraph-properties>
        <style:tab-stops>
          <style:tab-stop style:position="15cm" style:type="right" style:leader-style="dotted" style:leader-text="."/>
        </style:tab-stops>
      </style:paragraph-properties>
    </style:style>
    <style:style style:name="P81" style:family="paragraph" style:parent-style-name="Contents_20_2">
      <style:paragraph-properties>
        <style:tab-stops>
          <style:tab-stop style:position="15cm" style:type="right" style:leader-style="dotted" style:leader-text="."/>
        </style:tab-stops>
      </style:paragraph-properties>
    </style:style>
    <style:style style:name="P82"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83" style:family="paragraph" style:parent-style-name="Standard" style:list-style-name="L1"/>
    <style:style style:name="P84" style:family="paragraph" style:parent-style-name="Standard" style:list-style-name="L2"/>
    <style:style style:name="P85" style:family="paragraph" style:parent-style-name="Standard" style:list-style-name="L3"/>
    <style:style style:name="P86" style:family="paragraph" style:parent-style-name="Standard" style:list-style-name="L4"/>
    <style:style style:name="P87" style:family="paragraph" style:parent-style-name="Standard" style:list-style-name="L4">
      <style:text-properties style:use-window-font-color="true" style:text-underline-style="none"/>
    </style:style>
    <style:style style:name="P88" style:family="paragraph" style:parent-style-name="Standard" style:list-style-name="L5"/>
    <style:style style:name="P89" style:family="paragraph" style:parent-style-name="Standard" style:list-style-name="L6">
      <style:text-properties fo:language="en" fo:country="US"/>
    </style:style>
    <style:style style:name="P90" style:family="paragraph" style:parent-style-name="Standard" style:list-style-name="L7"/>
    <style:style style:name="P91" style:family="paragraph" style:parent-style-name="Standard" style:list-style-name="L8"/>
    <style:style style:name="P92" style:family="paragraph" style:parent-style-name="Standard" style:list-style-name="L9"/>
    <style:style style:name="P93" style:family="paragraph" style:parent-style-name="Standard" style:list-style-name="L10"/>
    <style:style style:name="P94" style:family="paragraph" style:parent-style-name="Standard" style:list-style-name="L11"/>
    <style:style style:name="P95" style:family="paragraph" style:parent-style-name="Standard" style:list-style-name="L12"/>
    <style:style style:name="P96" style:family="paragraph" style:parent-style-name="Standard" style:list-style-name="L13"/>
    <style:style style:name="P97" style:family="paragraph" style:parent-style-name="Standard" style:list-style-name="L14"/>
    <style:style style:name="P98" style:family="paragraph" style:parent-style-name="Standard" style:list-style-name="L16"/>
    <style:style style:name="P99" style:family="paragraph" style:parent-style-name="Standard" style:list-style-name="L17"/>
    <style:style style:name="P100" style:family="paragraph" style:parent-style-name="Standard" style:list-style-name="L18"/>
    <style:style style:name="P101" style:family="paragraph" style:parent-style-name="Standard" style:list-style-name="L20">
      <style:text-properties fo:background-color="transparent"/>
    </style:style>
    <style:style style:name="P102" style:family="paragraph" style:parent-style-name="Standard" style:list-style-name="L44">
      <style:text-properties fo:background-color="transparent"/>
    </style:style>
    <style:style style:name="P103" style:family="paragraph" style:parent-style-name="Standard" style:list-style-name="L22"/>
    <style:style style:name="P104" style:family="paragraph" style:parent-style-name="Standard" style:list-style-name="L23"/>
    <style:style style:name="P105" style:family="paragraph" style:parent-style-name="Standard" style:list-style-name="L24"/>
    <style:style style:name="P106" style:family="paragraph" style:parent-style-name="Standard" style:list-style-name="L28"/>
    <style:style style:name="P107" style:family="paragraph" style:parent-style-name="Standard" style:list-style-name="L29"/>
    <style:style style:name="P108" style:family="paragraph" style:parent-style-name="Standard" style:list-style-name="L31"/>
    <style:style style:name="P109" style:family="paragraph" style:parent-style-name="Standard" style:list-style-name="L31">
      <style:text-properties style:text-underline-style="solid" style:text-underline-width="auto" style:text-underline-color="font-color"/>
    </style:style>
    <style:style style:name="P110" style:family="paragraph" style:parent-style-name="Standard" style:list-style-name="L37"/>
    <style:style style:name="P111" style:family="paragraph" style:parent-style-name="Standard" style:list-style-name="L38"/>
    <style:style style:name="P112" style:family="paragraph" style:parent-style-name="Standard" style:list-style-name="L39"/>
    <style:style style:name="P113" style:family="paragraph" style:parent-style-name="Standard" style:list-style-name="L40">
      <style:text-properties fo:font-weight="normal" style:font-weight-asian="normal" style:font-weight-complex="normal"/>
    </style:style>
    <style:style style:name="P114" style:family="paragraph" style:parent-style-name="Standard" style:list-style-name="L42"/>
    <style:style style:name="P115" style:family="paragraph" style:parent-style-name="Standard" style:list-style-name="L43">
      <style:text-properties style:font-name="Arial1"/>
    </style:style>
    <style:style style:name="P116" style:family="paragraph" style:parent-style-name="Standard" style:list-style-name="L44"/>
    <style:style style:name="P117" style:family="paragraph" style:parent-style-name="Standard" style:list-style-name="L45"/>
    <style:style style:name="P118" style:family="paragraph" style:parent-style-name="Standard" style:list-style-name="L46"/>
    <style:style style:name="P119" style:family="paragraph" style:parent-style-name="Standard" style:list-style-name="L47"/>
    <style:style style:name="P120" style:family="paragraph" style:parent-style-name="Standard" style:list-style-name="L48"/>
    <style:style style:name="P121" style:family="paragraph" style:parent-style-name="Standard" style:list-style-name="L15">
      <style:paragraph-properties fo:margin-left="0cm" fo:margin-right="0cm" fo:text-indent="0cm" style:auto-text-indent="false"/>
    </style:style>
    <style:style style:name="P122" style:family="paragraph" style:parent-style-name="Standard" style:list-style-name="L19">
      <style:paragraph-properties fo:margin-left="0cm" fo:margin-right="0cm" fo:text-indent="0cm" style:auto-text-indent="false"/>
    </style:style>
    <style:style style:name="P123" style:family="paragraph" style:parent-style-name="Standard" style:list-style-name="L21">
      <style:paragraph-properties fo:margin-left="0cm" fo:margin-right="0cm" fo:text-indent="0cm" style:auto-text-indent="false"/>
    </style:style>
    <style:style style:name="P124" style:family="paragraph" style:parent-style-name="Standard" style:list-style-name="L41">
      <style:paragraph-properties fo:margin-left="0cm" fo:margin-right="0cm" fo:text-indent="0cm" style:auto-text-indent="false"/>
    </style:style>
    <style:style style:name="P125" style:family="paragraph" style:parent-style-name="Standard" style:list-style-name="L44">
      <style:paragraph-properties fo:margin-left="0cm" fo:margin-right="0cm" fo:text-indent="0cm" style:auto-text-indent="false"/>
      <style:text-properties fo:background-color="transparent"/>
    </style:style>
    <style:style style:name="P126" style:family="paragraph" style:parent-style-name="Standard" style:list-style-name="L15">
      <style:paragraph-properties fo:margin-left="1.499cm" fo:margin-right="0cm" fo:text-indent="0cm" style:auto-text-indent="false"/>
    </style:style>
    <style:style style:name="P127" style:family="paragraph" style:parent-style-name="Standard" style:list-style-name="L19">
      <style:paragraph-properties fo:margin-left="1.499cm" fo:margin-right="0cm" fo:text-indent="0cm" style:auto-text-indent="false"/>
    </style:style>
    <style:style style:name="P128" style:family="paragraph" style:parent-style-name="Standard" style:list-style-name="L30">
      <style:paragraph-properties fo:margin-left="1.499cm" fo:margin-right="0cm" fo:text-indent="0cm" style:auto-text-indent="false"/>
      <style:text-properties style:use-window-font-color="true" style:text-underline-style="none"/>
    </style:style>
    <style:style style:name="P129" style:family="paragraph" style:parent-style-name="Standard" style:list-style-name="L44">
      <style:paragraph-properties fo:margin-left="1.499cm" fo:margin-right="0cm" fo:text-indent="0cm" style:auto-text-indent="false"/>
      <style:text-properties fo:background-color="transparent"/>
    </style:style>
    <style:style style:name="P130" style:family="paragraph" style:parent-style-name="Standard" style:list-style-name="L30">
      <style:paragraph-properties fo:margin-left="2.999cm" fo:margin-right="0cm" fo:text-indent="0cm" style:auto-text-indent="false"/>
      <style:text-properties style:use-window-font-color="true" style:text-underline-style="none"/>
    </style:style>
    <style:style style:name="P131" style:family="paragraph" style:parent-style-name="Heading_20_1" style:master-page-name="First_20_Page">
      <style:paragraph-properties style:page-number="auto"/>
    </style:style>
    <style:style style:name="P132" style:family="paragraph" style:parent-style-name="Table_20_Contents" style:list-style-name="L32"/>
    <style:style style:name="P133" style:family="paragraph" style:parent-style-name="Table_20_Contents" style:list-style-name="L33"/>
    <style:style style:name="P134" style:family="paragraph" style:parent-style-name="Table_20_Contents" style:list-style-name="L34"/>
    <style:style style:name="P135" style:family="paragraph" style:parent-style-name="Table_20_Contents" style:list-style-name="L35"/>
    <style:style style:name="P136" style:family="paragraph" style:parent-style-name="Table_20_Contents" style:list-style-name="L36"/>
    <style:style style:name="P137" style:family="paragraph" style:parent-style-name="Table_20_Contents">
      <style:paragraph-properties fo:text-align="center" style:justify-single-word="false"/>
    </style:style>
    <style:style style:name="P138" style:family="paragraph" style:parent-style-name="Code" style:list-style-name="L25"/>
    <style:style style:name="P139" style:family="paragraph" style:parent-style-name="Code" style:list-style-name="L25">
      <style:text-properties style:use-window-font-color="true" style:text-underline-style="none"/>
    </style:style>
    <style:style style:name="P140" style:family="paragraph" style:parent-style-name="Code" style:list-style-name="L26"/>
    <style:style style:name="P141" style:family="paragraph" style:parent-style-name="Code" style:list-style-name="L27"/>
    <style:style style:name="P142" style:family="paragraph">
      <style:paragraph-properties fo:text-align="center"/>
    </style:style>
    <style:style style:name="P143" style:family="paragraph">
      <style:paragraph-properties fo:text-align="center"/>
      <style:text-properties style:font-name="Arial1" fo:font-size="8pt" fo:font-weight="bold"/>
    </style:style>
    <style:style style:name="P144" style:family="paragraph">
      <style:paragraph-properties fo:text-align="center"/>
      <style:text-properties style:font-name="Arial1" fo:font-size="8pt"/>
    </style:style>
    <style:style style:name="P145" style:family="paragraph">
      <style:paragraph-properties fo:text-align="end"/>
    </style:style>
    <style:style style:name="P146" style:family="paragraph">
      <style:paragraph-properties fo:text-align="end"/>
      <style:text-properties style:font-name="Arial1" fo:font-size="8pt"/>
    </style:style>
    <style:style style:name="P147" style:family="paragraph">
      <style:paragraph-properties fo:text-align="start">
        <style:tab-stops/>
      </style:paragraph-properties>
    </style:style>
    <style:style style:name="P148" style:family="paragraph">
      <style:paragraph-properties fo:text-align="start">
        <style:tab-stops/>
      </style:paragraph-properties>
      <style:text-properties fo:font-size="7pt" style:font-size-asian="7pt" style:font-size-complex="7pt"/>
    </style:style>
    <style:style style:name="P149"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Arial1"/>
    </style:style>
    <style:style style:name="T8" style:family="text">
      <style:text-properties style:font-name="Arial1" fo:font-weight="normal" style:font-weight-asian="normal" style:font-weight-complex="normal"/>
    </style:style>
    <style:style style:name="T9" style:family="text">
      <style:text-properties style:font-name="Arial1" fo:font-weight="bold" style:font-weight-asian="bold"/>
    </style:style>
    <style:style style:name="T10" style:family="text">
      <style:text-properties style:font-name="Courier New2"/>
    </style:style>
    <style:style style:name="T11" style:family="text">
      <style:text-properties style:use-window-font-color="true" style:text-underline-style="none"/>
    </style:style>
    <style:style style:name="T12"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3"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4" style:family="text">
      <style:text-properties fo:background-color="#ffff00"/>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fo:font-size="10pt"/>
    </style:style>
    <style:style style:name="T18" style:family="text">
      <style:text-properties fo:font-size="10pt" style:font-size-asian="10pt" style:font-size-complex="10pt"/>
    </style:style>
    <style:style style:name="T19" style:family="text">
      <style:text-properties fo:font-size="10pt" fo:language="zxx" fo:country="none" style:font-size-asian="10pt" style:font-size-complex="10pt"/>
    </style:style>
    <style:style style:name="T20" style:family="text">
      <style:text-properties fo:font-size="10pt" fo:language="zxx" fo:country="none" fo:background-color="transparent" style:font-size-asian="10pt" style:font-size-complex="10pt"/>
    </style:style>
    <style:style style:name="T21" style:family="text">
      <style:text-properties fo:font-size="10pt" fo:language="zxx" fo:country="none" style:text-underline-style="none" style:font-size-asian="10pt" style:font-size-complex="10pt"/>
    </style:style>
    <style:style style:name="T22" style:family="text">
      <style:text-properties fo:font-size="10pt" fo:language="zxx" fo:country="none" style:text-underline-style="solid" style:text-underline-width="auto" style:text-underline-color="font-color" style:font-size-asian="10pt" style:font-size-complex="10pt"/>
    </style:style>
    <style:style style:name="T23" style:family="text">
      <style:text-properties style:font-name="Arial5" fo:font-size="10pt" fo:font-style="italic" style:font-name-asian="Arial5" style:font-size-asian="10pt" style:font-name-complex="Arial5" style:font-size-complex="10pt"/>
    </style:style>
    <style:style style:name="T24" style:family="text">
      <style:text-properties style:font-name="Arial5" fo:font-size="10pt" style:font-name-asian="Arial5" style:font-size-asian="12pt" style:font-name-complex="Arial5" style:font-size-complex="12pt"/>
    </style:style>
    <style:style style:name="T25" style:family="text">
      <style:text-properties style:font-name="Arial5" fo:font-size="12pt" style:font-name-asian="Arial5" style:font-size-asian="12pt" style:font-name-complex="Arial5" style:font-size-complex="12pt"/>
    </style:style>
    <style:style style:name="T26" style:family="text">
      <style:text-properties style:font-name="Courier" fo:font-size="10pt" style:font-name-asian="Courier" style:font-size-asian="12pt" style:font-name-complex="Courier" style:font-size-complex="12pt"/>
    </style:style>
    <style:style style:name="T27" style:family="text">
      <style:text-properties style:font-name="Courier" style:font-name-asian="Courier" style:font-name-complex="Courier"/>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font-name="Arial1" fo:font-size="8pt" fo:font-weight="bold"/>
    </style:style>
    <style:style style:name="T31" style:family="text">
      <style:text-properties style:font-name="Arial1" fo:font-size="8pt"/>
    </style:style>
    <style:style style:name="T32" style:family="text">
      <style:text-properties fo:font-size="7pt" style:font-size-asian="7pt" style:font-size-complex="7pt"/>
    </style:style>
    <style:style style:name="T33"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title>Funambol Client API C++ Design Document</text:title></text:p>
      <text:p text:style-name="P10">May 2009</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8">Table of Contents</text:p>
          </text:index-title>
          <text:p text:style-name="P80">1. Overview<text:tab/>3</text:p>
          <text:p text:style-name="P81">1.1. Document Conventions<text:tab/>3</text:p>
          <text:p text:style-name="P81">1.2. Funambol Client API Architecture<text:tab/>4</text:p>
          <text:p text:style-name="P81">1.3. Synchronization Overview<text:tab/>5</text:p>
          <text:p text:style-name="P81">1.4. Device Manager and DMTree<text:tab/>7</text:p>
          <text:p text:style-name="P80">2. Basic Types and Algorithms<text:tab/>8</text:p>
          <text:p text:style-name="P81">2.1. Basic Containers<text:tab/>8</text:p>
          <text:p text:style-name="P81">2.2. Strings<text:tab/>9</text:p>
          <text:p text:style-name="P81">2.3. OS abstraction<text:tab/>9</text:p>
          <text:p text:style-name="P80">3. Data Synchronization Layer<text:tab/>14</text:p>
          <text:p text:style-name="P81">3.1. Synchronization Process<text:tab/>14</text:p>
          <text:p text:style-name="P81">3.2. Item handling<text:tab/>20</text:p>
          <text:p text:style-name="P81">3.3. Multiple Messages In One Package<text:tab/>23</text:p>
          <text:p text:style-name="P81">3.4. Large Object handling<text:tab/>25</text:p>
          <text:p text:style-name="P81">3.5. Data Synchronization Layer Design<text:tab/>26</text:p>
          <text:p text:style-name="P81">3.6. SyncManager and SyncSource Configuration<text:tab/>33</text:p>
          <text:p text:style-name="P81">3.7. CacheSyncSource<text:tab/>41</text:p>
          <text:p text:style-name="P81">3.8. ConfigSyncSource<text:tab/>41</text:p>
          <text:p text:style-name="P81">3.9. FileSyncSource<text:tab/>42</text:p>
          <text:p text:style-name="P81">3.10. MediaSyncSource<text:tab/>42</text:p>
          <text:p text:style-name="P81">3.11. Synchronization Report<text:tab/>45</text:p>
          <text:p text:style-name="P81">3.12. Item Content Transformation<text:tab/>47</text:p>
          <text:p text:style-name="P81">3.13. Configuration DMTree<text:tab/>49</text:p>
          <text:p text:style-name="P81">3.14. Client Capabilities Handling<text:tab/>51</text:p>
          <text:p text:style-name="P81">3.15. Server Capabilities Handling<text:tab/>52</text:p>
          <text:p text:style-name="P81">3.16. Synchronization Events Notification<text:tab/>52</text:p>
          <text:p text:style-name="P81">3.17. Filtering<text:tab/>62</text:p>
          <text:p text:style-name="P81">3.18. Converter and Parser for Contact and Calendar objects<text:tab/>63</text:p>
          <text:p text:style-name="P80">4. Device Manager Layer<text:tab/>66</text:p>
          <text:p text:style-name="P81">4.1. Terminology<text:tab/>66</text:p>
          <text:p text:style-name="P81">4.2. Architecture<text:tab/>68</text:p>
          <text:p text:style-name="P81">4.3. Class Diagram<text:tab/>69</text:p>
          <text:p text:style-name="P80">5. Push Manager<text:tab/>71</text:p>
          <text:p text:style-name="P81">5.1. Push manager architecture<text:tab/>71</text:p>
          <text:p text:style-name="P81">5.2. Note on the implementation<text:tab/>73</text:p>
          <text:p text:style-name="P80">6. Appendix A: compatibility reference.<text:tab/>74</text:p>
          <text:p text:style-name="P81">6.1. Migrating from Funambol V6x to V7.0.<text:tab/>74</text:p>
          <text:p text:style-name="P81">6.2. Migrating from Funambol V7.0 to V7.1.<text:tab/>74</text:p>
        </text:index-body>
      </text:table-of-content>
      <text:p text:style-name="P15"/>
      <text:h text:style-name="P4"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6">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83">Each entity is represented as a box;</text:p>
        </text:list-item>
        <text:list-item>
          <text:p text:style-name="P83">a box can represent a class, an instance, an interface or even a conceptual entity; the real meaning depends by the context;</text:p>
        </text:list-item>
        <text:list-item>
          <text:p text:style-name="P83">solid arrows represents method or function calls;</text:p>
        </text:list-item>
        <text:list-item>
          <text:p text:style-name="P83">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84">Each class is represented as a box;</text:p>
        </text:list-item>
        <text:list-item>
          <text:p text:style-name="P84">data members and methods are separated by an horizontal line;</text:p>
        </text:list-item>
        <text:list-item>
          <text:p text:style-name="P84">plain titles represent classes, italicized titles represent interface (abstract classes);</text:p>
        </text:list-item>
        <text:list-item>
          <text:p text:style-name="P84">a + next to a method or data member name means “public”</text:p>
        </text:list-item>
        <text:list-item>
          <text:p text:style-name="P84">a - next to a method or data member name means “private”</text:p>
        </text:list-item>
        <text:list-item>
          <text:p text:style-name="P84">a * next to a method or data member name means “protected”;</text:p>
        </text:list-item>
        <text:list-item>
          <text:p text:style-name="P84">a &gt; next to a data member name means it is a property with get/set accessors;</text:p>
        </text:list-item>
        <text:list-item>
          <text:p text:style-name="P84">inheritance is represented by an arrow pointing to the base class;</text:p>
        </text:list-item>
        <text:list-item>
          <text:p text:style-name="P84">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4"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text:style-name="L3">
        <text:list-item>
          <text:p text:style-name="P85">“Sync” which implements the OMA DS protocol stack and data synchronization</text:p>
        </text:list-item>
        <text:list-item>
          <text:p text:style-name="P85">“Device manager” which is responsible for device and application configuration management. It is foreseen as the implementation OMA-DM protocol.</text:p>
        </text:list-item>
        <text:list-item>
          <text:p text:style-name="P85">“Push” which implements push protocols and is capable of notifying the upper layers on push notification events</text:p>
        </text:list-item>
        <text:list-item>
          <text:p text:style-name="P85">“Update” which implements a protocol for checking the availability of new software versions</text:p>
        </text:list-item>
        <text:list-item>
          <text:p text:style-name="P85">“Sync Client” is a convenient module that can be used to easily implement standard synchronization clients.</text:p>
        </text:list-item>
        <text:list-item>
          <text:p text:style-name="P85">“DMTree” represents a tree of configuration information organized as key/value stored in nodes where the node name is the key. The DMTree can be used by a DM server for remote configuration management.</text:p>
        </text:list-item>
        <text:list-item>
          <text:p text:style-name="P85">“Basic Types and Algorithms” is mainly an abstraction layer used to make the library portable. This module also includes utility functions that are used across the library.</text:p>
        </text:list-item>
      </text:list>
      <text:p text:style-name="Standard"/>
      <text:list text:style-name="L3">
        <text:list-header>
          <text:p text:style-name="P85"/>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4">,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4"><text:reference-ref text:reference-format="text" text:ref-name="SyncML DM Tree">[2]</text:reference-ref></text:span><text:span text:style-name="T4">.</text:span></text:p>
      <text:p text:style-name="P18"><text:soft-page-break/>The final goal of this module is to provide the remote management functionality using the OMA DM protocol, even if this is currently not implemented yet in the library.</text:p>
      <text:p text:style-name="P19"/>
      <text:p text:style-name="P17">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7"/>
      <text:p text:style-name="Standard">The final application will also likely need to access a local data repository. This is done through a so called <text:span text:style-name="T2">S</text:span><text:span text:style-name="T1">ync Source;</text:span><text:span text:style-name="T4">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86">Initialization</text:p>
        </text:list-item>
        <text:list-item>
          <text:p text:style-name="P86">Modifications exchange</text:p>
        </text:list-item>
        <text:list-item>
          <text:p text:style-name="P87">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5"><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88">Client: a final client application using the Funambol SDK;</text:p>
        </text:list-item>
        <text:list-item>
          <text:p text:style-name="P88">SyncClient: the SDK client kernel that the developer extends in order to interact with the client data sources;</text:p>
        </text:list-item>
        <text:list-item>
          <text:p text:style-name="P88">SyncManager: the SDK synchronization engine;</text:p>
        </text:list-item>
        <text:list-item>
          <text:p text:style-name="P88">SyncSource: the client abstraction of a client data source;</text:p>
        </text:list-item>
        <text:list-item>
          <text:p text:style-name="P88">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text:soft-page-break/>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4">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4"/>
      <text:p text:style-name="P24">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4"/>
      <text:p text:style-name="P24">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4"/>
      <text:list text:style-name="L6">
        <text:list-item>
          <text:p text:style-name="P89">Win32 – registry</text:p>
        </text:list-item>
        <text:list-item>
          <text:p text:style-name="P89">WindowsMobile – registry</text:p>
        </text:list-item>
        <text:list-item>
          <text:p text:style-name="P89">Posix (including MacOS) and Symbian– plain files tree</text:p>
        </text:list-item>
      </text:list>
      <text:p text:style-name="P24"/>
      <text:p text:style-name="P24">The DM subsystem is fully described in chapter 3.</text:p>
      <text:p text:style-name="P24"/>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7">
        <text:list-item>
          <text:p text:style-name="P90">basic containers (such as ArrayList and KeyValueStore)</text:p>
        </text:list-item>
        <text:list-item>
          <text:p text:style-name="P90">strings</text:p>
        </text:list-item>
        <text:list-item>
          <text:p text:style-name="P90">OS concepts (such as time, thread, socket, network connection)</text:p>
        </text:list-item>
        <text:list-item>
          <text:p text:style-name="P90">cryptography algorithms (such as base64, des, md5)</text:p>
        </text:list-item>
        <text:list-item>
          <text:p text:style-name="P90">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8">
        <text:list-item>
          <text:p text:style-name="P91">introduce the use of templates</text:p>
        </text:list-item>
        <text:list-item>
          <text:p text:style-name="P91">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9">
        <text:list-item>
          <text:p text:style-name="P92">ArrayList: is a list that can be accessed in random way. Since the library is not template based, a type can be stored in an ArrayList if it implements ArrayElement interface.</text:p>
        </text:list-item>
        <text:list-item>
          <text:p text:style-name="P92">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92">KeyValuePair: a simple pair of key and value StrinigBuffer.</text:p>
        </text:list-item>
        <text:list-item>
          <text:p text:style-name="P92">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5">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4">flag to true. For instance it's used by the unit test framework, which needs to create multiple contexts in the same application. This option is disabled by default.</text:span></text:p>
      <text:p text:style-name="P25"/>
      <text:p text:style-name="Heading_20_3">Time abstraction</text:p>
      <text:p text:style-name="Standard">Time is abstracted the same way *nix systems do. There must be a “time” function which returns the current time in Unix format (milliseconds elapsed since Jan 1<text:span text:style-name="T6">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text:soft-page-break/>DEFAULT_MAX_TIMEOUT)</text:p>
          </table:table-cell>
          <table:table-cell table:style-name="Table13.B2" office:value-type="string">
            <text:p text:style-name="Table_20_Contents">Creates a new TransportAgent who should connect to the given url, through the given proxy and with the <text:soft-page-break/>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6">static void sleep(long msec);</text:p>
          </table:table-cell>
          <table:table-cell table:style-name="Table24.B2" office:value-type="string">
            <text:p text:style-name="P37">Suspend the current thread for the given amount of time (milliseconds)</text:p>
          </table:table-cell>
        </table:table-row>
        <table:table-row>
          <table:table-cell table:style-name="Table24.A2" office:value-type="string">
            <text:p text:style-name="P26">void start( Priority priority = InheritPriority );</text:p>
          </table:table-cell>
          <table:table-cell table:style-name="Table24.B2" office:value-type="string">
            <text:p text:style-name="P26">Starts this thread with the given priority. Threads entry point is the run method.</text:p>
          </table:table-cell>
        </table:table-row>
        <table:table-row>
          <table:table-cell table:style-name="Table24.A2" office:value-type="string">
            <text:p text:style-name="P26">bool wait(unsigned long timeout);</text:p>
          </table:table-cell>
          <table:table-cell table:style-name="Table24.B2" office:value-type="string">
            <text:p text:style-name="P26">Wait for this thread to finish its execution or the timeout expires.</text:p>
            <text:p text:style-name="P26">If the thread terminates its execution before the timeout expires then true is returned, false otherwise.</text:p>
          </table:table-cell>
        </table:table-row>
        <table:table-row>
          <table:table-cell table:style-name="Table24.A2" office:value-type="string">
            <text:p text:style-name="P26">void wait();</text:p>
          </table:table-cell>
          <table:table-cell table:style-name="Table24.B2" office:value-type="string">
            <text:p text:style-name="P26">Wait for this thread to finish its execution. This method is used to</text:p>
            <text:p text:style-name="P26">synchronize threads execution (similar to pthread_join)</text:p>
          </table:table-cell>
        </table:table-row>
        <table:table-row>
          <table:table-cell table:style-name="Table24.A2" office:value-type="string">
            <text:p text:style-name="P26">bool finished() const;</text:p>
          </table:table-cell>
          <table:table-cell table:style-name="Table24.B2" office:value-type="string">
            <text:p text:style-name="P26">Returns true iff the thread execution is terminated</text:p>
          </table:table-cell>
        </table:table-row>
        <table:table-row>
          <table:table-cell table:style-name="Table24.A2" office:value-type="string">
            <text:p text:style-name="P26">bool running() const;</text:p>
          </table:table-cell>
          <table:table-cell table:style-name="Table24.B2" office:value-type="string">
            <text:p text:style-name="P26">Returns true iff the thread is still running</text:p>
          </table:table-cell>
        </table:table-row>
        <table:table-row>
          <table:table-cell table:style-name="Table24.A2" office:value-type="string">
            <text:p text:style-name="P26">void softTerminate();</text:p>
          </table:table-cell>
          <table:table-cell table:style-name="Table24.B2" office:value-type="string">
            <text:p text:style-name="P26">Ask this thread to terminate its execution. But the thread is not</text:p>
            <text:p text:style-name="P26">forced to terminate. The thread must cooperate to terminate.</text:p>
          </table:table-cell>
        </table:table-row>
        <table:table-row>
          <table:table-cell table:style-name="Table24.A2" office:value-type="string">
            <text:p text:style-name="P27"><text:span text:style-name="T7">virtual void run() = 0; </text:span>[protected]</text:p>
          </table:table-cell>
          <table:table-cell table:style-name="Table24.B2" office:value-type="string">
            <text:p text:style-name="P26">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0">run </text:span><text:span text:style-name="T7">method.</text:span></text:p>
      <text:p text:style-name="P50">Socket abstraction</text:p>
      <text:p text:style-name="P26">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6">static </text:p>
            <text:p text:style-name="P26">FServerSocket* createServerSocket(int32_t port);</text:p>
          </table:table-cell>
          <table:table-cell table:style-name="Table25.B2" office:value-type="string">
            <text:p text:style-name="P26">Creates a server socket on the local host. The port can be specified.</text:p>
            <text:p text:style-name="P26">Return NULL if the server socket cannot be created.</text:p>
          </table:table-cell>
        </table:table-row>
        <table:table-row>
          <table:table-cell table:style-name="Table25.A2" office:value-type="string">
            <text:p text:style-name="P26">FSocket* accept();</text:p>
          </table:table-cell>
          <table:table-cell table:style-name="Table25.B2" office:value-type="string">
            <text:p text:style-name="P26">Accept incoming connection. The call blocks the execution and returns a new Fsocket once the connection is established.</text:p>
          </table:table-cell>
        </table:table-row>
        <table:table-row>
          <table:table-cell table:style-name="Table25.A2" office:value-type="string">
            <text:p text:style-name="P26">void close();</text:p>
          </table:table-cell>
          <table:table-cell table:style-name="Table25.B2" office:value-type="string">
            <text:p text:style-name="P26">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6">static</text:p>
            <text:p text:style-name="P26">FSocket* createSocket(const StringBuffer&amp; peer, int32_t port);</text:p>
          </table:table-cell>
          <table:table-cell table:style-name="Table26.B2" office:value-type="string">
            <text:p text:style-name="P26">Opens a socket connecting to the peer host on the given port.</text:p>
            <text:p text:style-name="P26">Returns a valid object if the connection can be establishd. Returns</text:p>
            <text:p text:style-name="P26">NULL if the socket cannot be created for any reason.</text:p>
          </table:table-cell>
        </table:table-row>
        <table:table-row>
          <table:table-cell table:style-name="Table26.A2" office:value-type="string">
            <text:p text:style-name="P26">StringBuffer&amp; address() const;</text:p>
          </table:table-cell>
          <table:table-cell table:style-name="Table26.B2" office:value-type="string">
            <text:p text:style-name="P26">Returns the local address associates to this socket in the form “address:port” where address can be either the numerical IP or the symbolic name</text:p>
          </table:table-cell>
        </table:table-row>
        <table:table-row>
          <table:table-cell table:style-name="Table26.A2" office:value-type="string">
            <text:p text:style-name="P26">StringBuffer&amp; peerAddress() const;</text:p>
          </table:table-cell>
          <table:table-cell table:style-name="Table26.B2" office:value-type="string">
            <text:p text:style-name="P26">Returns the local address associates to this socket in the form “address:port” where <text:soft-page-break/>address can be either the numerical IP or the symbolic name</text:p>
          </table:table-cell>
        </table:table-row>
        <table:table-row>
          <table:table-cell table:style-name="Table26.A2" office:value-type="string">
            <text:p text:style-name="P26">int32_t readBuffer(int8_t* buffer, int32_t maxLen);</text:p>
          </table:table-cell>
          <table:table-cell table:style-name="Table26.B2" office:value-type="string">
            <text:p text:style-name="P26">Reads all available bytes from the socket, up to the maximum specified </text:p>
            <text:p text:style-name="P26">by the second parameter. This call is synchronous and it blocks the</text:p>
            <text:p text:style-name="P26">caller until something is available or the max length is reached.</text:p>
            <text:p text:style-name="P26">Returns the actual number of bytes read (-1 if the socket cannot be read or in case of any network error).</text:p>
          </table:table-cell>
        </table:table-row>
        <table:table-row>
          <table:table-cell table:style-name="Table26.A2" office:value-type="string">
            <text:p text:style-name="P26">int32_t writeBuffer(const int8_t* buffer const, int32_t len);</text:p>
          </table:table-cell>
          <table:table-cell table:style-name="Table26.B2" office:value-type="string">
            <text:p text:style-name="P26">Writes the given buffer to the stream and flush it. The buffer length is specified by the second parameter.</text:p>
            <text:p text:style-name="P26">The method returns the number of written bytes. On success this value</text:p>
            <text:p text:style-name="P26">is the same as len. On errors it can be less than len and it specifies the number of bytes written before a network error was encountered.</text:p>
          </table:table-cell>
        </table:table-row>
        <table:table-row>
          <table:table-cell table:style-name="Table26.A2" office:value-type="string">
            <text:p text:style-name="P26">void close();</text:p>
          </table:table-cell>
          <table:table-cell table:style-name="Table26.B2" office:value-type="string">
            <text:p text:style-name="P26">Close this socket. After this operation the object can be released as any IO operation is invalid.</text:p>
          </table:table-cell>
        </table:table-row>
      </table:table>
      <text:p text:style-name="P27"/>
      <text:p text:style-name="Heading_20_3">Cryptography</text:p>
      <text:p text:style-name="Standard">This component provides functions to encode/decode data. In particular it supports the following formats:</text:p>
      <text:p text:style-name="Standard"/>
      <text:list text:style-name="L10">
        <text:list-item>
          <text:p text:style-name="P93">base64 (encoding/decoding)</text:p>
        </text:list-item>
        <text:list-item>
          <text:p text:style-name="P93">des (encoding/decoding)</text:p>
        </text:list-item>
        <text:list-item>
          <text:p text:style-name="P93">md5 (encoding)</text:p>
        </text:list-item>
      </text:list>
      <text:p text:style-name="Heading_20_3">Logging</text:p>
      <text:p text:style-name="P53">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ext:soft-page-break/>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1">
        <text:list-item>
          <text:p text:style-name="P94">As a separate package</text:p>
        </text:list-item>
        <text:list-item>
          <text:p text:style-name="P94">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2">
        <text:list-item>
          <text:p text:style-name="P95">client authentication</text:p>
        </text:list-item>
        <text:list-item>
          <text:p text:style-name="P95">server authentication</text:p>
        </text:list-item>
        <text:list-item>
          <text:p text:style-name="P95">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60">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9">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9">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9">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9">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9">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9">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9">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39">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39">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39">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39">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3">
        <text:list-item>
          <text:p text:style-name="P96">provide information about the SyncSource to synchronize (preferred synchronization type, name, local and target URIs, mime type of the data...)</text:p>
        </text:list-item>
        <text:list-item>
          <text:p text:style-name="P96">keep the synchronization state from the datasource point of view</text:p>
        </text:list-item>
        <text:list-item>
          <text:p text:style-name="P96">retrieve all items in the datasource regardless their state</text:p>
        </text:list-item>
        <text:list-item>
          <text:p text:style-name="P96">retrieve the modified items only from the datasource</text:p>
        </text:list-item>
        <text:list-item>
          <text:p text:style-name="P96">apply server side changes</text:p>
        </text:list-item>
        <text:list-item>
          <text:p text:style-name="P96">commit changes</text:p>
        </text:list-item>
      </text:list>
      <text:p text:style-name="Standard"/>
      <text:p text:style-name="Standard">The interaction between the SyncManager and the SyncSource is the core of the synchronization process. Note that since the number of items in the local data source may be <text:soft-page-break/>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2">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4">
        <text:list-item>
          <text:p text:style-name="P97">keeping a snapshot of the datastore at the end of the last sync, and comparing it with the current status at the beginning of the new sync.</text:p>
        </text:list-item>
        <text:list-item>
          <text:p text:style-name="P97">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text:soft-page-break/>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1">Note that even in case of error usually some action should be taken; for example, if the server returns a 500 status, meaning that it is not able to handle a particular item, the client should not try to resend the same item again.</text:p>
      <text:p text:style-name="P61"/>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3"><draw:rect text:anchor-type="paragraph" draw:z-index="85" draw:style-name="gr2" draw:text-style-name="P143" svg:width="2.117cm" svg:height="1.027cm" svg:x="9.292cm" svg:y="0.496cm"><text:p text:style-name="P142"><text:span text:style-name="T30">Server</text:span></text:p></draw:rect><draw:rect text:anchor-type="paragraph" draw:z-index="87" draw:style-name="gr14" draw:text-style-name="P143" svg:width="2.117cm" svg:height="1.027cm" svg:x="4.828cm" svg:y="0.46cm"><text:p text:style-name="P142"><text:span text:style-name="T30">SyncManager</text:span></text:p></draw:rect><draw:rect text:anchor-type="paragraph" draw:z-index="88" draw:style-name="gr1" draw:text-style-name="P143" svg:width="2.117cm" svg:height="1.084cm" svg:x="0.706cm" svg:y="0.388cm"><text:p text:style-name="P142"><text:span text:style-name="T30">SyncSource</text:span></text:p></draw:rect><draw:line text:anchor-type="paragraph" draw:z-index="90" draw:style-name="gr11" draw:text-style-name="P142" svg:x1="5.856cm" svg:y1="1.487cm" svg:x2="5.854cm" svg:y2="12.238cm"><text:p/></draw:line><draw:line text:anchor-type="paragraph" draw:z-index="91" draw:style-name="gr11" draw:text-style-name="P142" svg:x1="10.464cm" svg:y1="1.522cm" svg:x2="10.462cm" svg:y2="12.273cm"><text:p/></draw:line></text:p><text:p text:style-name="Frame_20_contents"><draw:line text:anchor-type="paragraph" draw:z-index="86" draw:style-name="gr11" draw:text-style-name="P142" svg:x1="1.676cm" svg:y1="1.12cm" svg:x2="1.676cm" svg:y2="11.871cm"><text:p/></draw:line><draw:g text:anchor-type="paragraph" draw:z-index="97" draw:style-name="gr5"><draw:line draw:style-name="gr19" draw:text-style-name="P148" svg:x1="1.674cm" svg:y1="10.643cm" svg:x2="2.364cm" svg:y2="10.643cm"><text:p text:style-name="P147"><text:span text:style-name="T32"><text:s text:c="2"/></text:span></text:p><text:p text:style-name="P147"><text:span text:style-name="T32"><text:s text:c="16"/></text:span><text:span text:style-name="T32">Update cache</text:span></text:p></draw:line><draw:line draw:style-name="gr20" draw:text-style-name="P149" svg:x1="2.369cm" svg:y1="10.65cm" svg:x2="2.369cm" svg:y2="11.289cm"><text:p/></draw:line></draw:g><draw:g text:anchor-type="paragraph" draw:z-index="94" draw:style-name="gr5"><draw:g draw:style-name="gr7"><draw:line draw:style-name="gr15" draw:text-style-name="P144" svg:x1="3.313cm" svg:y1="3.286cm" svg:x2="5.855cm" svg:y2="3.286cm"><text:p text:style-name="P142"><text:span text:style-name="T31">item1</text:span></text:p></draw:line><draw:line draw:style-name="gr16" draw:text-style-name="P142" svg:x1="3.313cm" svg:y1="2.489cm" svg:x2="3.313cm" svg:y2="3.285cm"><text:p/></draw:line></draw:g><draw:line draw:style-name="gr17" draw:text-style-name="P146" svg:x1="1.674cm" svg:y1="2.489cm" svg:x2="5.853cm" svg:y2="2.489cm"><text:p text:style-name="P145"><text:span text:style-name="T31">getFirstNewItem()</text:span></text:p></draw:line></draw:g><draw:g text:anchor-type="paragraph" draw:z-index="98" draw:style-name="gr5"><draw:g draw:style-name="gr7"><draw:line draw:style-name="gr15" draw:text-style-name="P144" svg:x1="3.313cm" svg:y1="5.036cm" svg:x2="5.855cm" svg:y2="5.036cm"><text:p text:style-name="P142"><text:span text:style-name="T31">item2</text:span></text:p></draw:line><draw:line draw:style-name="gr16" draw:text-style-name="P142" svg:x1="3.313cm" svg:y1="4.239cm" svg:x2="3.313cm" svg:y2="5.035cm"><text:p/></draw:line></draw:g><draw:line draw:style-name="gr17" draw:text-style-name="P146" svg:x1="1.674cm" svg:y1="4.239cm" svg:x2="5.853cm" svg:y2="4.239cm"><text:p text:style-name="P145"><text:span text:style-name="T31">getNextNewItem()</text:span></text:p></draw:line></draw:g><draw:g text:anchor-type="paragraph" draw:z-index="99" draw:style-name="gr5"><draw:g draw:style-name="gr7"><draw:line draw:style-name="gr15" draw:text-style-name="P144" svg:x1="3.316cm" svg:y1="6.689cm" svg:x2="5.858cm" svg:y2="6.689cm"><text:p text:style-name="P142"><text:span text:style-name="T31">null</text:span></text:p></draw:line><draw:line draw:style-name="gr16" draw:text-style-name="P142" svg:x1="3.316cm" svg:y1="5.893cm" svg:x2="3.316cm" svg:y2="6.689cm"><text:p/></draw:line></draw:g><draw:line draw:style-name="gr17" draw:text-style-name="P146" svg:x1="1.676cm" svg:y1="5.893cm" svg:x2="5.855cm" svg:y2="5.893cm"><text:p text:style-name="P145"><text:span text:style-name="T31">getNextNewItem()</text:span></text:p></draw:line></draw:g><draw:line text:anchor-type="paragraph" draw:z-index="89" draw:style-name="gr18" draw:text-style-name="P144" svg:x1="5.856cm" svg:y1="8.932cm" svg:x2="10.462cm" svg:y2="8.932cm"><text:p text:style-name="P142"><text:span text:style-name="T31">Status</text:span></text:p><text:p text:style-name="P142"><text:span text:style-name="T31"/></text:p></draw:line><draw:line text:anchor-type="paragraph" draw:z-index="92" draw:style-name="gr18" draw:text-style-name="P144" svg:x1="1.674cm" svg:y1="9.857cm" svg:x2="5.854cm" svg:y2="9.857cm"><text:p text:style-name="P142"><text:span text:style-name="T31">setItemStatus</text:span></text:p><text:p text:style-name="P142"><text:span text:style-name="T31"/></text:p></draw:line><draw:line text:anchor-type="paragraph" draw:z-index="93" draw:style-name="gr3" draw:text-style-name="P144" svg:x1="5.853cm" svg:y1="7.897cm" svg:x2="10.416cm" svg:y2="7.897cm"><text:p text:style-name="P142"><text:span text:style-name="T31">Add(item1,item2)</text:span></text:p><text:p text:style-name="P142"><text:span text:style-name="T31"/></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ext:soft-page-break/>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5">
        <text:list-item>
          <text:p text:style-name="P121">add the item to the local datastore</text:p>
        </text:list-item>
        <text:list-item>
          <text:p text:style-name="P121">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21">return a status code to the SyncManager to be sent to the server. <text:line-break/>Common success codes are:</text:p>
        </text:list-item>
        <text:list-item>
          <text:p text:style-name="P126">200: generic success</text:p>
        </text:list-item>
        <text:list-item>
          <text:p text:style-name="P126">201: item added</text:p>
        </text:list-item>
        <text:list-item>
          <text:p text:style-name="P126">211: item already deleted</text:p>
        </text:list-item>
        <text:list-item>
          <text:p text:style-name="P126">418: item already present (in case the client can do twin detection)</text:p>
        </text:list-item>
      </text:list>
      <text:p text:style-name="P67"/>
      <text:p text:style-name="P67">Common error codes are:</text:p>
      <text:p text:style-name="P67"/>
      <text:list text:style-name="L15">
        <text:list-item text:start-value="1">
          <text:p text:style-name="P126">415: unsupported media type</text:p>
        </text:list-item>
        <text:list-item>
          <text:p text:style-name="P126">500: generic error</text:p>
        </text:list-item>
      </text:list>
      <text:p text:style-name="P65"/>
      <text:p text:style-name="P66">Caching of Map Operations</text:p>
      <text:p text:style-name="P62"/>
      <text:p text:style-name="P29">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9"/>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3"><draw:rect text:anchor-type="paragraph" draw:z-index="68" draw:style-name="gr2" draw:text-style-name="P143" svg:width="2.117cm" svg:height="1.027cm" svg:x="9.292cm" svg:y="0.496cm"><text:p text:style-name="P142"><text:span text:style-name="T30">Server</text:span></text:p></draw:rect><draw:rect text:anchor-type="paragraph" draw:z-index="70" draw:style-name="gr14" draw:text-style-name="P143" svg:width="2.117cm" svg:height="1.027cm" svg:x="4.828cm" svg:y="0.46cm"><text:p text:style-name="P142"><text:span text:style-name="T30">SyncManager</text:span></text:p></draw:rect><draw:rect text:anchor-type="paragraph" draw:z-index="71" draw:style-name="gr1" draw:text-style-name="P143" svg:width="2.117cm" svg:height="1.084cm" svg:x="0.706cm" svg:y="0.388cm"><text:p text:style-name="P142"><text:span text:style-name="T30">SyncSource</text:span></text:p></draw:rect><draw:g text:anchor-type="paragraph" draw:z-index="72" draw:style-name="gr5"><draw:line draw:style-name="gr15" draw:text-style-name="P144" svg:x1="3.314cm" svg:y1="3.953cm" svg:x2="5.856cm" svg:y2="3.953cm"><text:p text:style-name="P142"><text:span text:style-name="T31">LUID</text:span></text:p></draw:line><draw:line draw:style-name="gr16" draw:text-style-name="P142" svg:x1="3.314cm" svg:y1="3.157cm" svg:x2="3.314cm" svg:y2="3.953cm"><text:p/></draw:line></draw:g><draw:line text:anchor-type="paragraph" draw:z-index="75" draw:style-name="gr11" draw:text-style-name="P142" svg:x1="5.856cm" svg:y1="1.487cm" svg:x2="5.854cm" svg:y2="12.238cm"><text:p/></draw:line><draw:line text:anchor-type="paragraph" draw:z-index="76" draw:style-name="gr11" draw:text-style-name="P142" svg:x1="10.464cm" svg:y1="1.522cm" svg:x2="10.462cm" svg:y2="12.273cm"><text:p/></draw:line><draw:g text:anchor-type="paragraph" draw:z-index="77" draw:style-name="gr5"><draw:line draw:style-name="gr19" draw:text-style-name="P148" svg:x1="5.851cm" svg:y1="4.246cm" svg:x2="6.685cm" svg:y2="4.246cm"><text:p text:style-name="P147"><text:span text:style-name="T32"><text:s text:c="2"/></text:span></text:p><text:p text:style-name="P147"><text:span text:style-name="T32"><text:s text:c="16"/></text:span><text:span text:style-name="T33">Store Mapping</text:span></text:p></draw:line><draw:line draw:style-name="gr20" draw:text-style-name="P149" svg:x1="6.692cm" svg:y1="4.253cm" svg:x2="6.692cm" svg:y2="4.84cm"><text:p/></draw:line></draw:g><draw:line text:anchor-type="paragraph" draw:z-index="81" draw:style-name="gr13" draw:text-style-name="P146" svg:x1="1.676cm" svg:y1="3.157cm" svg:x2="5.855cm" svg:y2="3.157cm"><text:p text:style-name="P145"><text:span text:style-name="T31">addItem(item1)</text:span></text:p></draw:line><draw:line text:anchor-type="paragraph" draw:z-index="67" draw:style-name="gr13" draw:text-style-name="P144" svg:x1="5.883cm" svg:y1="2.48cm" svg:x2="10.462cm" svg:y2="2.48cm"><text:p text:style-name="P142"><text:span text:style-name="T31">Add (item1, item2, ...)</text:span></text:p><text:p text:style-name="P142"><text:span text:style-name="T31"/></text:p></draw:line></text:p><text:p text:style-name="Frame_20_contents"><draw:line text:anchor-type="paragraph" draw:z-index="69" draw:style-name="gr11" draw:text-style-name="P142" svg:x1="1.676cm" svg:y1="1.12cm" svg:x2="1.676cm" svg:y2="11.871cm"><text:p/></draw:line><draw:g text:anchor-type="paragraph" draw:z-index="78" draw:style-name="gr5"><draw:line draw:style-name="gr19" draw:text-style-name="P148" svg:x1="5.854cm" svg:y1="7.588cm" svg:x2="6.688cm" svg:y2="7.588cm"><text:p text:style-name="P147"><text:span text:style-name="T32"><text:s text:c="2"/></text:span></text:p><text:p text:style-name="P147"><text:span text:style-name="T32"><text:s text:c="16"/></text:span><text:span text:style-name="T33">Store Mapping</text:span></text:p></draw:line><draw:line draw:style-name="gr20" draw:text-style-name="P149" svg:x1="6.694cm" svg:y1="7.595cm" svg:x2="6.694cm" svg:y2="8.182cm"><text:p/></draw:line></draw:g><draw:g text:anchor-type="paragraph" draw:z-index="79" draw:style-name="gr5"><draw:line draw:style-name="gr21" draw:text-style-name="P148" svg:x1="5.856cm" svg:y1="10.705cm" svg:x2="6.69cm" svg:y2="10.705cm"><text:p text:style-name="P147"><text:span text:style-name="T32"><text:s text:c="2"/></text:span></text:p><text:p text:style-name="P147"><text:span text:style-name="T32"><text:s text:c="16"/></text:span><text:span text:style-name="T32">Delete Mapping</text:span></text:p></draw:line><draw:line draw:style-name="gr22" draw:text-style-name="P149" svg:x1="6.696cm" svg:y1="10.712cm" svg:x2="6.696cm" svg:y2="11.299cm"><text:p/></draw:line></draw:g><draw:g text:anchor-type="paragraph" draw:z-index="95" draw:style-name="gr5"><draw:line draw:style-name="gr19" draw:text-style-name="P148" svg:x1="1.672cm" svg:y1="5.131cm" svg:x2="2.506cm" svg:y2="5.131cm"><text:p text:style-name="P147"><text:span text:style-name="T32"><text:s text:c="2"/></text:span></text:p><text:p text:style-name="P147"><text:span text:style-name="T32"><text:s text:c="16"/></text:span><text:span text:style-name="T32">Update cache </text:span></text:p></draw:line><draw:line draw:style-name="gr20" draw:text-style-name="P149" svg:x1="2.512cm" svg:y1="5.138cm" svg:x2="2.512cm" svg:y2="5.725cm"><text:p/></draw:line></draw:g><draw:g text:anchor-type="paragraph" draw:z-index="96" draw:style-name="gr5"><draw:line draw:style-name="gr19" draw:text-style-name="P148" svg:x1="1.647cm" svg:y1="8.341cm" svg:x2="2.481cm" svg:y2="8.341cm"><text:p text:style-name="P147"><text:span text:style-name="T32"><text:s text:c="2"/></text:span></text:p><text:p text:style-name="P147"><text:span text:style-name="T32"><text:s text:c="16"/></text:span><text:span text:style-name="T32">Update cache</text:span></text:p></draw:line><draw:line draw:style-name="gr20" draw:text-style-name="P149" svg:x1="2.487cm" svg:y1="8.348cm" svg:x2="2.487cm" svg:y2="8.935cm"><text:p/></draw:line></draw:g><draw:g text:anchor-type="paragraph" draw:z-index="73" draw:style-name="gr5"><draw:line draw:style-name="gr17" draw:text-style-name="P146" svg:x1="1.676cm" svg:y1="6.382cm" svg:x2="5.839cm" svg:y2="6.382cm"><text:p text:style-name="P145"><text:span text:style-name="T31">addItem(item2)</text:span></text:p></draw:line><draw:g draw:style-name="gr7"><draw:line draw:style-name="gr15" draw:text-style-name="P144" svg:x1="3.316cm" svg:y1="7.179cm" svg:x2="5.858cm" svg:y2="7.179cm"><text:p text:style-name="P142"><text:span text:style-name="T31">LUID</text:span></text:p></draw:line><draw:line draw:style-name="gr16" draw:text-style-name="P142" svg:x1="3.316cm" svg:y1="6.382cm" svg:x2="3.316cm" svg:y2="7.178cm"><text:p/></draw:line></draw:g></draw:g><draw:g text:anchor-type="paragraph" draw:z-index="100" draw:style-name="gr5"><draw:line draw:style-name="gr19" draw:text-style-name="P148" svg:x1="0.841cm" svg:y1="4.059cm" svg:x2="1.675cm" svg:y2="4.059cm"><text:p text:style-name="P147"><text:span text:style-name="T32"><text:s text:c="2"/></text:span></text:p><text:p text:style-name="P147"><text:span text:style-name="T32"><text:s text:c="16"/></text:span><text:span text:style-name="T32">Store Item</text:span></text:p></draw:line><draw:line draw:style-name="gr20" draw:text-style-name="P149" svg:x1="0.841cm" svg:y1="4.059cm" svg:x2="0.841cm" svg:y2="4.625cm"><text:p/></draw:line></draw:g><draw:g text:anchor-type="paragraph" draw:z-index="101" draw:style-name="gr5"><draw:line draw:style-name="gr19" draw:text-style-name="P148" svg:x1="0.841cm" svg:y1="7.659cm" svg:x2="1.675cm" svg:y2="7.659cm"><text:p text:style-name="P147"><text:span text:style-name="T32"><text:s text:c="2"/></text:span></text:p><text:p text:style-name="P147"><text:span text:style-name="T32"><text:s text:c="16"/></text:span><text:span text:style-name="T32">Store Item</text:span></text:p></draw:line><draw:line draw:style-name="gr20" draw:text-style-name="P149" svg:x1="0.841cm" svg:y1="7.659cm" svg:x2="0.841cm" svg:y2="8.225cm"><text:p/></draw:line></draw:g><draw:line text:anchor-type="paragraph" draw:z-index="80" draw:style-name="gr3" draw:text-style-name="P144" svg:x1="5.856cm" svg:y1="9.045cm" svg:x2="10.419cm" svg:y2="9.045cm"><text:p text:style-name="P142"><text:span text:style-name="T31">Status, Map</text:span></text:p><text:p text:style-name="P142"><text:span text:style-name="T31"/></text:p></draw:line><draw:line text:anchor-type="paragraph" draw:z-index="74" draw:style-name="gr18" draw:text-style-name="P144" svg:x1="5.856cm" svg:y1="9.985cm" svg:x2="10.462cm" svg:y2="9.985cm"><text:p text:style-name="P142"><text:span text:style-name="T31">Status</text:span></text:p><text:p text:style-name="P142"><text:span text:style-name="T31"/></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9"><text:soft-page-break/></text:p>
      <text:p text:style-name="P29"/>
      <text:p text:style-name="P29">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9">The KeyValueStore is created through a static method getMappingStore that asks the MappingStoreBuilder to create a new instance of the proper KeyValueStore.</text:p>
      <text:p text:style-name="P30"/>
      <text:p text:style-name="P29"><draw:frame draw:style-name="fr6" draw:name="Frame20" text:anchor-type="paragraph" svg:y="0.012cm" svg:width="14.924cm" draw:z-index="105"><draw:text-box fo:min-height="5.865cm"><text:p text:style-name="Figure"><draw:frame draw:style-name="fr17"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9"><text:soft-page-break/>If the client wants to provide its own KeyValueStore implementation, it may create a new derived class from MappingStoreBuilder and set it in the MappingsManager through the setBuilder method.</text:p>
      <text:p text:style-name="P29">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9">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6">
        <text:list-item>
          <text:p text:style-name="P98">Client sends the first n items in the first message of PKG #3, without the &lt;Final/&gt; element;</text:p>
        </text:list-item>
        <text:list-item>
          <text:p text:style-name="P98">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8">Client sends the next message with the next items; if the message contains the last items, the package is terminated with the &lt;Final/&gt; tag;</text:p>
        </text:list-item>
        <text:list-item>
          <text:p text:style-name="P98">Server applies the client changes and returns a message with only status; if the client sent its last massage, Server goes to the next step; otherwise, the process goes back to step 2;</text:p>
        </text:list-item>
        <text:list-item>
          <text:p text:style-name="P98">Client replies to Server with simply a status command (optionally a 222 Alert code);</text:p>
        </text:list-item>
        <text:list-item>
          <text:p text:style-name="P98">Server starts sending server side updates; if the message is not the last one, the &lt;Final/&gt; element is not added to the message; otherwise, &lt;Final/&gt; indicates the end of the package;</text:p>
        </text:list-item>
        <text:list-item>
          <text:p text:style-name="P98">Client applies the received changes and replies with status command only; when the message obtained by Server contains the &lt;Final/&gt; element, the process ends.</text:p>
        </text:list-item>
      </text:list>
      <text:p text:style-name="Standard"/>
      <text:h text:style-name="P6"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78">The engine is able to do the reassembling work and give the complete object to the SyncSource. <text:span text:style-name="T11">Since this may not be possible on limited devices due to the RAM limitations, it's possible for the client to tell the engine to leave the reassembling work to the SyncSource.</text:span></text:p>
      <text:p text:style-name="P21">In this case, the SyncItem is marked with a MoreData flag and sent to the client, which is responsible for the reassembling. The advantage is that this can be done on the file system directly, for instance, with a less RAM usage. (to be implemented)</text:p>
      <text:p text:style-name="P32"/>
      <text:p text:style-name="Standard"><draw:frame draw:style-name="fr7" draw:name="Frame14" text:anchor-type="paragraph" svg:x="0.131cm" svg:y="0.439cm" svg:width="14.813cm" draw:z-index="30"><draw:text-box fo:min-height="13.548cm"><text:p text:style-name="Frame_20_contents"><draw:rect text:anchor-type="paragraph" draw:z-index="31" draw:style-name="gr1" draw:text-style-name="P143" svg:width="2.117cm" svg:height="1.084cm" svg:x="9.349cm" svg:y="0.478cm"><text:p text:style-name="P142"><text:span text:style-name="T30">SyncSource</text:span></text:p></draw:rect><draw:rect text:anchor-type="paragraph" draw:z-index="32" draw:style-name="gr1" draw:text-style-name="P143" svg:width="1.498cm" svg:height="0.874cm" svg:x="6.63cm" svg:y="2.272cm"><text:p text:style-name="P142"><text:span text:style-name="T30">SyncItem</text:span></text:p></draw:rect><draw:rect text:anchor-type="paragraph" draw:z-index="33" draw:style-name="gr2" draw:text-style-name="P143" svg:width="2.117cm" svg:height="1.084cm" svg:x="0.044cm" svg:y="0.404cm"><text:p text:style-name="P142"><text:span text:style-name="T30">SYNC</text:span></text:p><text:p text:style-name="P142"><text:span text:style-name="T30">SERVER</text:span></text:p></draw:rect><draw:g text:anchor-type="paragraph" draw:z-index="36" draw:style-name="gr5"><draw:line draw:style-name="gr6" draw:text-style-name="P144" svg:x1="3.909cm" svg:y1="2.57cm" svg:x2="4.622cm" svg:y2="2.57cm"><text:p text:style-name="P142"><text:span text:style-name="T31">getItem</text:span></text:p></draw:line><draw:g draw:style-name="gr7"><draw:line draw:style-name="gr8" draw:text-style-name="P142" svg:x1="3.909cm" svg:y1="3.053cm" svg:x2="4.622cm" svg:y2="3.053cm"><text:p/></draw:line><draw:line draw:style-name="gr9" draw:text-style-name="P142" svg:x1="4.623cm" svg:y1="2.57cm" svg:x2="4.623cm" svg:y2="3.053cm"><text:p/></draw:line></draw:g></draw:g><draw:g text:anchor-type="paragraph" draw:z-index="41" draw:style-name="gr5"><draw:line draw:style-name="gr6" draw:text-style-name="P144" svg:x1="3.909cm" svg:y1="4.849cm" svg:x2="4.622cm" svg:y2="4.849cm"><text:p text:style-name="P142"><text:span text:style-name="T31">getItem</text:span></text:p></draw:line><draw:g draw:style-name="gr7"><draw:line draw:style-name="gr8" draw:text-style-name="P142" svg:x1="3.909cm" svg:y1="5.332cm" svg:x2="4.622cm" svg:y2="5.332cm"><text:p/></draw:line><draw:line draw:style-name="gr9" draw:text-style-name="P142" svg:x1="4.623cm" svg:y1="4.849cm" svg:x2="4.623cm" svg:y2="5.332cm"><text:p/></draw:line></draw:g></draw:g><draw:line text:anchor-type="paragraph" draw:z-index="44" draw:style-name="gr11" draw:text-style-name="P142" svg:x1="1.025cm" svg:y1="9.241cm" svg:x2="1.025cm" svg:y2="12.412cm"><text:p/></draw:line><draw:line text:anchor-type="paragraph" draw:z-index="45" draw:style-name="gr11" draw:text-style-name="P142" svg:x1="1.025cm" svg:y1="1.487cm" svg:x2="1.025cm" svg:y2="7.079cm"><text:p/></draw:line><draw:line text:anchor-type="paragraph" draw:z-index="46" draw:style-name="gr12" draw:text-style-name="P142" svg:x1="1.025cm" svg:y1="7.078cm" svg:x2="1.025cm" svg:y2="9.142cm"><text:p/></draw:line><draw:g text:anchor-type="paragraph" draw:z-index="49" draw:style-name="gr5"><draw:line draw:style-name="gr6" draw:text-style-name="P144" svg:x1="3.902cm" svg:y1="9.751cm" svg:x2="4.615cm" svg:y2="9.751cm"><text:p text:style-name="P142"><text:span text:style-name="T31">getItem</text:span></text:p></draw:line><draw:g draw:style-name="gr7"><draw:line draw:style-name="gr8" draw:text-style-name="P142" svg:x1="3.902cm" svg:y1="10.234cm" svg:x2="4.615cm" svg:y2="10.234cm"><text:p/></draw:line><draw:line draw:style-name="gr9" draw:text-style-name="P142" svg:x1="4.616cm" svg:y1="9.751cm" svg:x2="4.616cm" svg:y2="10.234cm"><text:p/></draw:line></draw:g></draw:g><draw:rect text:anchor-type="paragraph" draw:z-index="50" draw:style-name="gr1" draw:text-style-name="P143" svg:width="1.498cm" svg:height="0.874cm" svg:x="6.608cm" svg:y="4.643cm"><text:p text:style-name="P142"><text:span text:style-name="T30">SyncItem</text:span></text:p></draw:rect><draw:rect text:anchor-type="paragraph" draw:z-index="51" draw:style-name="gr1" draw:text-style-name="P143" svg:width="1.498cm" svg:height="0.874cm" svg:x="6.6cm" svg:y="9.52cm"><text:p text:style-name="P142"><text:span text:style-name="T30">SyncItem</text:span></text:p></draw:rect><draw:line text:anchor-type="paragraph" draw:z-index="55" draw:style-name="gr11" draw:text-style-name="P142" svg:x1="3.902cm" svg:y1="9.269cm" svg:x2="3.902cm" svg:y2="12.44cm"><text:p/></draw:line><draw:line text:anchor-type="paragraph" draw:z-index="56" draw:style-name="gr11" draw:text-style-name="P142" svg:x1="3.902cm" svg:y1="1.515cm" svg:x2="3.902cm" svg:y2="7.107cm"><text:p/></draw:line><draw:line text:anchor-type="paragraph" draw:z-index="57" draw:style-name="gr12" draw:text-style-name="P142" svg:x1="3.902cm" svg:y1="7.107cm" svg:x2="3.902cm" svg:y2="9.171cm"><text:p/></draw:line><draw:line text:anchor-type="paragraph" draw:z-index="58" draw:style-name="gr11" draw:text-style-name="P142" svg:x1="10.435cm" svg:y1="9.315cm" svg:x2="10.435cm" svg:y2="13.296cm"><text:p/></draw:line><draw:line text:anchor-type="paragraph" draw:z-index="59" draw:style-name="gr11" draw:text-style-name="P142" svg:x1="10.435cm" svg:y1="1.561cm" svg:x2="10.435cm" svg:y2="7.153cm"><text:p/></draw:line><draw:line text:anchor-type="paragraph" draw:z-index="60" draw:style-name="gr12" draw:text-style-name="P142" svg:x1="10.435cm" svg:y1="7.153cm" svg:x2="10.435cm" svg:y2="9.217cm"><text:p/></draw:line><draw:line text:anchor-type="paragraph" draw:z-index="61" draw:style-name="gr11" draw:text-style-name="P142" svg:x1="13.035cm" svg:y1="3.141cm" svg:x2="13.035cm" svg:y2="7.119cm"><text:p/></draw:line><draw:line text:anchor-type="paragraph" draw:z-index="62" draw:style-name="gr12" draw:text-style-name="P142" svg:x1="13.035cm" svg:y1="7.119cm" svg:x2="13.035cm" svg:y2="9.183cm"><text:p/></draw:line><draw:line text:anchor-type="paragraph" draw:z-index="63" draw:style-name="gr11" draw:text-style-name="P142" svg:x1="13.035cm" svg:y1="9.343cm" svg:x2="13.035cm" svg:y2="13.273cm"><text:p/></draw:line><draw:rect text:anchor-type="paragraph" draw:z-index="82" draw:style-name="gr1" draw:text-style-name="P143" svg:width="2.117cm" svg:height="1.084cm" svg:x="2.926cm" svg:y="0.407cm"><text:p text:style-name="P142"><text:span text:style-name="T30">Sync Engine</text:span></text:p></draw:rect><draw:line text:anchor-type="paragraph" draw:z-index="34" draw:style-name="gr3" draw:text-style-name="P144" svg:x1="1.071cm" svg:y1="2.18cm" svg:x2="3.895cm" svg:y2="2.18cm"><text:p text:style-name="P142"><text:span text:style-name="T31">First chunk</text:span></text:p></draw:line><draw:line text:anchor-type="paragraph" draw:z-index="35" draw:style-name="gr4" draw:text-style-name="P144" svg:x1="4.621cm" svg:y1="2.799cm" svg:x2="6.586cm" svg:y2="2.799cm"><text:p/></draw:line><draw:custom-shape text:anchor-type="paragraph" draw:z-index="37" draw:style-name="gr10" draw:text-style-name="P143" svg:width="0.943cm" svg:height="0.943cm" svg:x="12.543cm" svg:y="2.2cm"><text:p text:style-name="P142"><text:span text:style-name="T30">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44" svg:x1="10.46cm" svg:y1="4.018cm" svg:x2="13.035cm" svg:y2="4.018cm"><text:p text:style-name="P142"><text:span text:style-name="T31">add chunk</text:span></text:p></draw:line><draw:line text:anchor-type="paragraph" draw:z-index="39" draw:style-name="gr3" draw:text-style-name="P144" svg:x1="1.078cm" svg:y1="4.459cm" svg:x2="3.902cm" svg:y2="4.459cm"><text:p text:style-name="P142"><text:span text:style-name="T31">Second chunk</text:span></text:p></draw:line><draw:line text:anchor-type="paragraph" draw:z-index="40" draw:style-name="gr4" draw:text-style-name="P144" svg:x1="4.621cm" svg:y1="5.078cm" svg:x2="6.586cm" svg:y2="5.078cm"><text:p/></draw:line><draw:line text:anchor-type="paragraph" draw:z-index="42" draw:style-name="gr3" draw:text-style-name="P144" svg:x1="3.925cm" svg:y1="6.089cm" svg:x2="10.436cm" svg:y2="6.089cm"><text:p text:style-name="P142"><text:span text:style-name="T31">addItem</text:span></text:p><text:p text:style-name="P142"><text:span text:style-name="T31"/></text:p></draw:line><draw:line text:anchor-type="paragraph" draw:z-index="43" draw:style-name="gr3" draw:text-style-name="P144" svg:x1="10.453cm" svg:y1="6.454cm" svg:x2="13.028cm" svg:y2="6.454cm"><text:p text:style-name="P142"><text:span text:style-name="T31">add chunk</text:span></text:p></draw:line><draw:line text:anchor-type="paragraph" draw:z-index="47" draw:style-name="gr3" draw:text-style-name="P144" svg:x1="1.025cm" svg:y1="9.52cm" svg:x2="3.849cm" svg:y2="9.52cm"><text:p text:style-name="P142"><text:span text:style-name="T31">Last chunk</text:span></text:p></draw:line><draw:line text:anchor-type="paragraph" draw:z-index="48" draw:style-name="gr4" draw:text-style-name="P144" svg:x1="4.614cm" svg:y1="9.98cm" svg:x2="6.579cm" svg:y2="9.98cm"><text:p/></draw:line><draw:line text:anchor-type="paragraph" draw:z-index="52" draw:style-name="gr3" draw:text-style-name="P144" svg:x1="3.902cm" svg:y1="10.943cm" svg:x2="10.413cm" svg:y2="10.943cm"><text:p text:style-name="P142"><text:span text:style-name="T31">addItem</text:span></text:p><text:p text:style-name="P142"><text:span text:style-name="T31"/></text:p></draw:line><draw:line text:anchor-type="paragraph" draw:z-index="53" draw:style-name="gr3" draw:text-style-name="P144" svg:x1="10.453cm" svg:y1="11.43cm" svg:x2="13.028cm" svg:y2="11.43cm"><text:p text:style-name="P142"><text:span text:style-name="T31">add chunk</text:span></text:p></draw:line><draw:line text:anchor-type="paragraph" draw:z-index="54" draw:style-name="gr3" draw:text-style-name="P144" svg:x1="10.453cm" svg:y1="12.259cm" svg:x2="13.028cm" svg:y2="12.259cm"><text:p text:style-name="P142"><text:span text:style-name="T31">finalize</text:span></text:p></draw:line><draw:line text:anchor-type="paragraph" draw:z-index="64" draw:style-name="gr3" draw:text-style-name="P144" svg:x1="3.925cm" svg:y1="3.672cm" svg:x2="10.436cm" svg:y2="3.672cm"><text:p text:style-name="P142"><text:span text:style-name="T31">addItem</text:span></text:p><text:p text:style-name="P142"><text:span text:style-name="T31"/></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12cm" svg:width="14.924cm" draw:z-index="11"><draw:text-box fo:min-height="6.9cm"><text:p text:style-name="Figure"><draw:frame draw:style-name="fr17"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5">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7">
        <text:list-item>
          <text:p text:style-name="P99">the default authentication type (the one the client will first try to use)</text:p>
        </text:list-item>
        <text:list-item>
          <text:p text:style-name="P99">the requested authentication type (the one requested by the server)</text:p>
        </text:list-item>
        <text:list-item>
          <text:p text:style-name="P99">username</text:p>
        </text:list-item>
        <text:list-item>
          <text:p text:style-name="P99"><text:soft-page-break/>password</text:p>
        </text:list-item>
        <text:list-item>
          <text:p text:style-name="P99">server id</text:p>
        </text:list-item>
        <text:list-item>
          <text:p text:style-name="P99">server password</text:p>
        </text:list-item>
        <text:list-item>
          <text:p text:style-name="P99">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8">
        <text:list-item>
          <text:p text:style-name="P100">for each sync source in the array passed in in prepareSync():</text:p>
        </text:list-item>
      </text:list>
      <text:list text:style-name="L19">
        <text:list-item>
          <text:p text:style-name="P127">detecting client modifications;</text:p>
        </text:list-item>
        <text:list-item>
          <text:p text:style-name="P127">sending client modifications (in multiple messages if required);</text:p>
        </text:list-item>
        <text:list-item>
          <text:p text:style-name="P127">processing return messages committing successfully completed commands (based on the status code returned by the server);</text:p>
        </text:list-item>
        <text:list-item>
          <text:p text:style-name="P122"><text:soft-page-break/>for each sync source in the array passed in in prepareSync():</text:p>
        </text:list-item>
        <text:list-item>
          <text:p text:style-name="P127">receiving server modifications;</text:p>
        </text:list-item>
        <text:list-item>
          <text:p text:style-name="P127">processing and applying server modifications, returning proper status codes;</text:p>
        </text:list-item>
        <text:list-item>
          <text:p text:style-name="P127">sending modification status codes back to the server.</text:p>
        </text:list-item>
      </text:list>
      <text:p text:style-name="P61"/>
      <text:p text:style-name="P62">The API supports the Large Objects defined by the OMA standard, and takes care of the object segmentation and reassembling when sending/receiving data by default.</text:p>
      <text:p text:style-name="P62"/>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1">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41">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1">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0">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4">The returned item is allocated with the C++ operator new and it is managed inside API (<text:span text:style-name="T5">caller MUST NOT free it</text:span>)</text:p>
          </table:table-cell>
        </table:table-row>
        <table:table-row>
          <table:table-cell table:style-name="Table9.A2" office:value-type="string">
            <text:p text:style-name="P40">Item* getNextItem()</text:p>
          </table:table-cell>
          <table:table-cell table:style-name="Table9.B2" office:value-type="string">
            <text:p text:style-name="Table_20_Contents">Returns the next item regardless its modification state, or NULL if the source contains no items.</text:p>
            <text:p text:style-name="P44">The returned item is allocated with the C++ operator new and it is managed inside API (<text:span text:style-name="T5">caller MUST NOT free it</text:span>)</text:p>
          </table:table-cell>
        </table:table-row>
        <table:table-row>
          <table:table-cell table:style-name="Table9.A2" office:value-type="string">
            <text:p text:style-name="P40">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4">The returned item is allocated with the C++ operator new and it is managed inside API (<text:span text:style-name="T5">caller MUST NOT free it</text:span>)</text:p>
          </table:table-cell>
        </table:table-row>
        <table:table-row>
          <table:table-cell table:style-name="Table9.A2" office:value-type="string">
            <text:p text:style-name="P40">Item* getNextNewItem()</text:p>
          </table:table-cell>
          <table:table-cell table:style-name="Table9.B2" office:value-type="string">
            <text:p text:style-name="Table_20_Contents">Return the next new item or NULL if there are no more new items.</text:p>
            <text:p text:style-name="P44">The returned item is allocated with the C++ operator new and it is managed inside API (<text:span text:style-name="T5">caller MUST NOT free it</text:span>)</text:p>
          </table:table-cell>
        </table:table-row>
        <table:table-row>
          <table:table-cell table:style-name="Table9.A2" office:value-type="string">
            <text:p text:style-name="P40">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4">The returned item is allocated with the C++ operator new and it is managed inside API (<text:span text:style-name="T5">caller MUST NOT free it</text:span>)</text:p>
          </table:table-cell>
        </table:table-row>
        <table:table-row>
          <table:table-cell table:style-name="Table9.A2" office:value-type="string">
            <text:p text:style-name="P40">Item* getNextUpdatedItem()</text:p>
          </table:table-cell>
          <table:table-cell table:style-name="Table9.B2" office:value-type="string">
            <text:p text:style-name="Table_20_Contents">Return the next updated item or NULL if there are no more updated items.</text:p>
            <text:p text:style-name="P44">The returned item is allocated with the C++ operator new and it is managed inside API (<text:span text:style-name="T5">caller MUST NOT free it</text:span>)</text:p>
          </table:table-cell>
        </table:table-row>
        <table:table-row>
          <table:table-cell table:style-name="Table9.A2" office:value-type="string">
            <text:p text:style-name="P40">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4">The returned item is allocated with the C++ operator new and it is managed inside API (<text:span text:style-name="T5">caller MUST NOT free it</text:span>)</text:p>
          </table:table-cell>
        </table:table-row>
        <table:table-row>
          <table:table-cell table:style-name="Table9.A2" office:value-type="string">
            <text:p text:style-name="P40">Item&amp; getNextDeletedItem()</text:p>
          </table:table-cell>
          <table:table-cell table:style-name="Table9.B2" office:value-type="string">
            <text:p text:style-name="Table_20_Contents">Return the next deleted item or NULL if there are no more new items.</text:p>
            <text:p text:style-name="P44">The returned item is allocated with the C++ operator new and it is managed inside API (<text:span text:style-name="T5">caller MUST NOT free it</text:span>)</text:p>
          </table:table-cell>
        </table:table-row>
        <table:table-row>
          <table:table-cell table:style-name="Table9.A2" office:value-type="string">
            <text:p text:style-name="P40">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2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3">int removeAllItems()</text:p>
          </table:table-cell>
          <table:table-cell table:style-name="Table9.B2" office:value-type="string">
            <text:p text:style-name="P45">Called by the SyncManager when the sync mode is refresh-from-server to remove all the items by the client storage.</text:p>
            <text:p text:style-name="P45">The SyncSource can stop the sync by returning an error code to the SyncManager (for instance, a client may ask the user before doing this operation).</text:p>
          </table:table-cell>
        </table:table-row>
        <table:table-row>
          <table:table-cell table:style-name="Table9.A2" office:value-type="string">
            <text:p text:style-name="P23">bool getReassembly()</text:p>
          </table:table-cell>
          <table:table-cell table:style-name="Table9.B2" office:value-type="string">
            <text:p text:style-name="P45">Return true is the Large Object Reassembly is done by the engine, false if it's done by the client.</text:p>
          </table:table-cell>
        </table:table-row>
        <table:table-row>
          <table:table-cell table:style-name="Table9.A2" office:value-type="string">
            <text:p text:style-name="P23">setReassembly(bool)</text:p>
          </table:table-cell>
          <table:table-cell table:style-name="Table9.B2" office:value-type="string">
            <text:p text:style-name="P45">Set if the reassembly is done by the engine (true), or by the client (false).</text:p>
            <text:p text:style-name="P45">This property must be set to true by clients that wants to do the reassembly by theirselves. The default is to leave it to the engine.</text:p>
          </table:table-cell>
        </table:table-row>
        <table:table-row>
          <table:table-cell table:style-name="Table9.A2" office:value-type="string">
            <text:p text:style-name="P1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20">Role of this method is to conclude the synchronization session. This includes sending a final Status command or the last Map command, if during the synchronization process any item was created on the client and new local ids where generated.</text:p>
      <text:p text:style-name="P20">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20"/>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4">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2">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2">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2">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2">setServerConfig(DeviceConfig&amp; dc)</text:p>
          </table:table-cell>
          <table:table-cell table:style-name="Table10.B2" office:value-type="string">
            <text:p text:style-name="Table_20_Contents">Set the internal DeviceConfig for server. Server settings are copied from dc object. <text:span text:style-name="T14">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8"><text:span text:style-name="T12">~</text:span><text:span text:style-name="T13">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2">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2">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2">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2">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2">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2">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2">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2">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2">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2">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2">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2">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3">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2">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2">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3">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2">dirty</text:p>
          </table:table-cell>
          <table:table-cell table:style-name="Table20.B2" office:value-type="string">
            <text:p text:style-name="Table_20_Contents">The dirty flag, used to select which properties have been modified. <text:span text:style-name="T14">Not used by now (T.B.D).</text:span></text:p>
          </table:table-cell>
        </table:table-row>
      </table:table>
      <text:p text:style-name="P33">Notes: </text:p>
      <text:p text:style-name="Standard"><text:span text:style-name="T15">'</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9">SyncManagerConfig contains two instances of DeviceConfig:</text:p>
      <text:p text:style-name="P29"/>
      <text:list text:style-name="L20">
        <text:list-item>
          <text:p text:style-name="P101">ClientConfig: used to store Client related configuration settings</text:p>
        </text:list-item>
        <text:list-item>
          <text:p text:style-name="P101">ServerConfig: used to store Server configuration settings (obtained via devInfo)</text:p>
        </text:list-item>
      </text:list>
      <text:p text:style-name="Heading_20_3">ClientConfig</text:p>
      <text:p text:style-name="P29">The methods of Client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ext:soft-page-break/>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2">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2">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2">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2">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2">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2">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2">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2">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2">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2">dsV</text:p>
          </table:table-cell>
          <table:table-cell table:style-name="Table14.B2" office:value-type="string">
            <text:p text:style-name="P44">Specifies the implemented DS version. This property is optional.</text:p>
          </table:table-cell>
        </table:table-row>
        <table:table-row>
          <table:table-cell table:style-name="Table14.A2" office:value-type="string">
            <text:p text:style-name="P42">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6">Default value = TRUE.</text:span></text:p>
          </table:table-cell>
        </table:table-row>
        <table:table-row>
          <table:table-cell table:style-name="Table14.A2" office:value-type="string">
            <text:p text:style-name="P42">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2">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2">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2">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2">devInfHash</text:p>
          </table:table-cell>
          <table:table-cell table:style-name="Table14.B2" office:value-type="string">
            <text:p text:style-name="P57">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2">sendDevInfo</text:p>
          </table:table-cell>
          <table:table-cell table:style-name="Table14.B2" office:value-type="string">
            <text:p text:style-name="P57">Boolean. Specifies if the &lt;DevInf&gt; element should be sent by the client. Default value = TRUE</text:p>
          </table:table-cell>
        </table:table-row>
        <table:table-row>
          <table:table-cell table:style-name="Table14.A2" office:value-type="string">
            <text:p text:style-name="P42">forceServerDevInfo</text:p>
          </table:table-cell>
          <table:table-cell table:style-name="Table14.B2" office:value-type="string">
            <text:p text:style-name="P57">Boolean. The Client can force to ask the Server capabilities during sync, setting this parameter to true. Default=FALSE</text:p>
          </table:table-cell>
        </table:table-row>
      </table:table>
      <text:p text:style-name="P44"><text:soft-page-break/>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4">“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6">If using DMTClientConfig implementation to read/save configuration, the parameter “</text:span><text:span text:style-name="T19">forceServerDevInfo</text:span><text:span text:style-name="T20">" </text:span><text:span text:style-name="T16">is not persisted in memory because it should just be set to true everytime the Client needs to force it (otherwise the Server caps would always be requested).<text:line-break/>Clients can set it by calling the method setForce</text:span><text:span text:style-name="T20">ServerDevInfo</text:span><text:span text:style-name="T16">(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2">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2">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79">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text:soft-pag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6">fieldLevel</text:p>
          </table:table-cell>
          <table:table-cell table:style-name="Table16.B2" office:value-type="string">
            <text:p text:style-name="P46">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47">ctCaps</text:p>
          </table:table-cell>
          <table:table-cell table:style-name="Table16.B2" office:value-type="string">
            <text:p text:style-name="P20">ArrayList of CTCap objects, each one representing the content capability information for one type supported by the source. </text:p>
          </table:table-cell>
        </table:table-row>
      </table:table>
      <text:p text:style-name="P33">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48">int addCtCap(properties, type, version, fieldLevel)</text:p>
          </table:table-cell>
          <table:table-cell table:style-name="Table23.B2" office:value-type="string">
            <text:p text:style-name="P18">this method creates and adds to the ctCaps list a CTCap object using the given information. </text:p>
            <text:p text:style-name="P18">Only the properties parameter is mandatory, the others are take by default from the config (see above).</text:p>
          </table:table-cell>
        </table:table-row>
      </table:table>
      <text:p text:style-name="Heading_20_3">DefaultConfigFactory</text:p>
      <text:p text:style-name="P29">The methods of DefaultConfigFactory are factories for config objects. They are provided to help the client developer in the creation of the initial configuration.</text:p>
      <text:p text:style-name="P29">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text:soft-page-break/>so it must be freed by the caller.</text:p>
          </table:table-cell>
        </table:table-row>
        <table:table-row>
          <table:table-cell table:style-name="Table6.A2" office:value-type="string">
            <text:p text:style-name="P42">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49">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text:style-name="L21">
        <text:list-item>
          <text:p text:style-name="P123">getAllItemList: returns a list of StringBuffer with all the keys of the items in the data store</text:p>
        </text:list-item>
        <text:list-item>
          <text:p text:style-name="P123">insertItem: adds a new item into the data store </text:p>
        </text:list-item>
        <text:list-item>
          <text:p text:style-name="P123">modifyItem: modifies an item in the data store</text:p>
        </text:list-item>
        <text:list-item>
          <text:p text:style-name="P123">removeItem: removes an item from the data store </text:p>
        </text:list-item>
        <text:list-item>
          <text:p text:style-name="P123">removeAllItems: removes all the items from the data store </text:p>
        </text:list-item>
        <text:list-item>
          <text:p text:style-name="P123">getItemContent: get the content of an item given the key</text:p>
        </text:list-item>
        <text:list-item>
          <text:p text:style-name="P123">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18">setConfigProperties() method. </text:span></text:p>
      <text:p text:style-name="P11">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7">./Email/Address</text:p>
      <text:p text:style-name="P26">with value </text:p>
      <text:p text:style-name="P27">name@address.com</text:p>
      <text:p text:style-name="Standard"/>
      <text:p text:style-name="Standard">In the DMTree will exist a node <text:span text:style-name="T10">Email</text:span> that starts from the root of dmtree. Inside the node there is a property <text:span text:style-name="T10">Address</text:span> with value <text:span text:style-name="T10">name@address.com</text:span></text:p>
      <text:p text:style-name="Standard"/>
      <text:p text:style-name="Standard">The ArrayList of properties will contains only the key <text:span text:style-name="T10">./Email/Address </text:span><text:span text:style-name="T7">and the sync source will retrieve the value in the dmt.</text:span></text:p>
      <text:p text:style-name="P26"/>
      <text:p text:style-name="P26"><text:soft-page-break/>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40">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40">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text:style-name="L22">
        <text:list-item>
          <text:p text:style-name="P103">if the type is "application/vnd.omads-file+xml", the files are wrapped into the OMA File Object representation, to preserve the file name and attributes.</text:p>
        </text:list-item>
        <text:list-item>
          <text:p text:style-name="P103">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text:style-name="L23">
        <text:list-item>
          <text:p text:style-name="P104">set the 'dir' folder to sync, and optionally the 'recursive' flag</text:p>
        </text:list-item>
        <text:list-item>
          <text:p text:style-name="P104">fill a MediaSyncSourceParams class with the username, ServerURL and swv parameters, and pass it to the MediaSyncSource constructor</text:p>
        </text:list-item>
        <text:list-item>
          <text:p text:style-name="P104"><text:soft-page-break/>optionally extend the MediaSyncSource, to define more specific filters (implementing filterOutgoingItem method)</text:p>
        </text:list-item>
      </text:list>
      <text:p text:style-name="Standard"><draw:frame draw:style-name="fr9" draw:name="Cornice1" text:anchor-type="paragraph" svg:x="0.039cm" svg:y="0.284cm" svg:width="14.924cm" draw:z-index="107"><draw:text-box fo:min-height="11.486cm"><text:p text:style-name="Figure"><draw:frame draw:style-name="fr15" draw:name="Oggetto2" text:anchor-type="paragraph" svg:x="-0.005cm" svg:y="0.205cm" svg:width="14.868cm" style:rel-width="100%" svg:height="12.855cm" style:rel-height="scale" draw:z-index="108"><draw:object xlink:href="./Object 16" xlink:type="simple" xlink:show="embed" xlink:actuate="onLoad"/><draw:image xlink:href="./ObjectReplacements/Object 16" xlink:type="simple" xlink:show="embed" xlink:actuate="onLoad"/></draw:frame>Figure <text:sequence text:ref-name="refFigure8" text:name="Figure" text:formula="ooow:Figure+1" style:num-format="1">9</text:sequence>: SyncSource classes</text:p></draw:text-box></draw:frame></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text:soft-page-break/>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4">[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68">Handle file renames (TODO)</text:p>
      <text:p text:style-name="P30">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text:soft-page-break/>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9">Figure 10</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9" text:name="Figure" text:formula="ooow:Figure+1" style:num-format="1">10</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8"><text:span text:style-name="T12">~SyncReport</text:span><text:span text:style-name="T13">()</text:span></text:p>
          </table:table-cell>
          <table:table-cell table:style-name="Table21.B2" office:value-type="string">
            <text:p text:style-name="Table_20_Contents">Destructor.</text:p>
          </table:table-cell>
        </table:table-row>
        <text:soft-page-break/>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2">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2">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2">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8">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8"><text:span text:style-name="T12">~SyncSourceReport</text:span><text:span text:style-name="T13">()</text:span></text:p>
          </table:table-cell>
          <table:table-cell table:style-name="Table22.B2" office:value-type="string">
            <text:p text:style-name="Table_20_Contents">Destructor.</text:p>
          </table:table-cell>
        </table:table-row>
        <table:table-row>
          <table:table-cell table:style-name="Table22.A2" office:value-type="string">
            <text:p text:style-name="P38">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2">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2">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2">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2">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2">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9">COMMAND_ADD -</text:span> <text:span text:style-name="T19">COMMAND_REPLACE – COMMAND_DELETE</text:span></text:p>
      <text:p text:style-name="P12">"state" member can be one of: SOURCE_ACTIVE - SOURCE_INACTIVE - SOURCE_ERROR</text:p>
      <text:p text:style-name="P12"><text:soft-page-break/></text:p>
      <text:p text:style-name="Heading_20_3">ItemReport</text:p>
      <text:p text:style-name="Standard">ItemReport class rapresents the result information on a single item synchronized, such as the luid of the item and its status code (200/201/500...).</text:p>
      <text:p text:style-name="Standard"/>
      <text:p text:style-name="P28"/>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0">Figure 11</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0" text:name="Figure" text:formula="ooow:Figure+1" style:num-format="1">11</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24">
        <text:list-item>
          <text:p text:style-name="P105">b64 : base64 encoder/decoder</text:p>
        </text:list-item>
        <text:list-item>
          <text:p text:style-name="P105">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text:soft-page-break/>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oft-page-break/><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5">
        <text:list-header>
          <text:p text:style-name="P139">+ fieldLevel</text:p>
        </text:list-header>
        <text:list-item>
          <text:p text:style-name="P139"><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oft-page-break/><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8"><text:s text:c="4"/>+ hwv</text:p>
      <text:p text:style-name="P58"><text:s text:c="6"/>- &lt;hardware version of the device&gt;</text:p>
      <text:p text:style-name="P59"><text:s text:c="4"/>+ loSupport</text:p>
      <text:p text:style-name="P59"><text:s text:c="6"/>- &lt;Large Object support: 1 | 0&gt;</text:p>
      <text:p text:style-name="P59"/>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6">
        <text:list-header>
          <text:p text:style-name="P140"><text:s text:c="2"/>- &lt;log level&gt;</text:p>
        </text:list-header>
      </text:list>
      <text:p text:style-name="Code"><text:s text:c="4"/>+ encryption</text:p>
      <text:list text:style-name="L27">
        <text:list-header>
          <text:p text:style-name="P141"><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5">
        <text:list-header>
          <text:p text:style-name="P138"><text:s text:c="2"/>- &lt;Number of changes support: 1 | 0&gt;</text:p>
          <text:p text:style-name="P138">+ verDTD<text:line-break/> <text:s/>- &lt;DTD version in use&gt;</text:p>
        </text:list-header>
      </text:list>
      <text:p text:style-name="Code"/>
      <text:p text:style-name="Standard">Notes:</text:p>
      <text:list text:style-name="L28">
        <text:list-item>
          <text:p text:style-name="P106">If proxy host is an empty string, it is intended as “do not use proxy”.</text:p>
        </text:list-item>
        <text:list-item>
          <text:p text:style-name="P106">&lt;preferred authentication type&gt; is one of: “syncml:auth-md5”, “syncml:auth-basic”.</text:p>
        </text:list-item>
        <text:list-item>
          <text:p text:style-name="P106">&lt;log level&gt; is one of: 0 – 1 – 2 <text:s/>(none, info, debug).</text:p>
        </text:list-item>
        <text:list-item>
          <text:p text:style-name="P106">&lt;Integer value&gt; means 0 get the default value, otherwise the value set</text:p>
        </text:list-item>
      </text:list>
      <text:h text:style-name="Heading_20_2" text:outline-level="2"><text:soft-page-break/><text:reference-mark text:name="ClientCap"/>Client Capabilities Handling</text:h>
      <text:p text:style-name="Standard">The SyncML specifications states:</text:p>
      <text:p text:style-name="Standard"/>
      <text:p text:style-name="P3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4"/>
      <text:p text:style-name="Standard">Therefore, we have two scenario:</text:p>
      <text:p text:style-name="Standard"/>
      <text:list text:style-name="L29">
        <text:list-item>
          <text:p text:style-name="P107">The client connects to a new server;</text:p>
        </text:list-item>
        <text:list-item>
          <text:p text:style-name="P107">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20">The device informations contains details about the device: (manifacturer, firmware version, etc.), about the DS capabilities (support of LargeObjects, NumberOfChanges, etc.) and about the DataStore (aka, the SyncSource). </text:p>
      <text:p text:style-name="P20">The DataStore is a complex item, containing for each source informations about::</text:p>
      <text:list text:style-name="L30">
        <text:list-item>
          <text:p text:style-name="P128">the source name and remote uri</text:p>
        </text:list-item>
        <text:list-item>
          <text:p text:style-name="P128">the supported mime types and version, with the preferred one (for rx and tx)<text:line-break/>e.g.: text/x-vcard, 2.1</text:p>
        </text:list-item>
        <text:list-item>
          <text:p text:style-name="P128">if the DataStore supports field level update:</text:p>
        </text:list-item>
        <text:list-item>
          <text:p text:style-name="P130">if true, the server is allowed to send only the modified properties of an item, and the client is able to change them keeping the rest of the item untouched</text:p>
        </text:list-item>
        <text:list-item>
          <text:p text:style-name="P130">if false, the server must send all the item to the client.</text:p>
        </text:list-item>
        <text:list-item>
          <text:p text:style-name="P128">the list of supported properties.</text:p>
        </text:list-item>
      </text:list>
      <text:p text:style-name="P20"/>
      <text:p text:style-name="P20">The informations are taken from the configuration data (see par. <text:reference-ref text:reference-format="chapter" text:ref-name="config">3.6</text:reference-ref>), except the DataStore properties, which are not known by the API and must be set by the client.</text:p>
      <text:p text:style-name="P20">The client has to provide an ArrayList of CTCap object for each type of data supported by that SyncSource. Each CTCap object contains the informations above (please see the library documentation for more info).</text:p>
      <text:p text:style-name="P20">Besides the get/set methods for the ctCap property, which is the full ArrayList of contant-type capabilities set for the source, the SyncSourceConfig provides the utility method addCtCap() which allows to easily add them.</text:p>
      <text:p text:style-name="P20"/>
      <text:p text:style-name="P20">The minimal operation a client must perform to add the mandatory informations for a source supporting only one content type is to call addCtCap() passing the list of properties supported.</text:p>
      <text:p text:style-name="P20">The other parameters are optionals, and defaults to the values stored in the config itself (type, version and fieldLevel, see above).</text:p>
      <text:p text:style-name="P31"/>
      <text:p text:style-name="P20">If the source supports more types, the subsequent calls must specify also the values different from the preferred ones.</text:p>
      <text:p text:style-name="P20"><text:soft-page-break/></text:p>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text:style-name="L31">
        <text:list-header>
          <text:p text:style-name="P109"/>
        </text:list-header>
        <text:list-item>
          <text:p text:style-name="P108"><text:span text:style-name="T28">Mandatory Server information is missing</text:span><text:line-break/>Actually only the Server version (swv) is considered a required parameter, so the Server caps are requested if the Server version is empty.<text:line-break/></text:p>
        </text:list-item>
        <text:list-item>
          <text:p text:style-name="P108"><text:span text:style-name="T28">The Server address has changed<text:line-break/></text:span><text:span text:style-name="T29">To check if the Server address has changed, the last Server URL is stored in the ServerConfig object. If it's changed, the Server caps currently stored are also cleared because they're no more valid.<text:line-break/></text:span></text:p>
        </text:list-item>
        <text:list-item>
          <text:p text:style-name="P108"><text:span text:style-name="T28">The Client forced it, using the config param “</text:span><text:span text:style-name="T22">forceServerDevInfo</text:span><text:span text:style-name="T28">”<text:line-break/></text:span><text:span text:style-name="T29">Clients can force to ask for Server capabilites, by calling the method setForce</text:span><text:span text:style-name="T21">ServerDevInfo</text:span><text:span text:style-name="T29">(true). This way, the capabilites are always requested to the Server, even if not necessary.</text:span></text:p>
        </text:list-item>
      </text:list>
      <text:p text:style-name="Standard"/>
      <text:p text:style-name="Standard">Note: if using DMTClientConfig implementation to read/save configuration, the “<text:span text:style-name="T21">forceServerDevInfo</text:span><text:span text:style-name="T29">”</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32">
              <text:list-item>
                <text:p text:style-name="P132">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text:soft-page-break/>shall bring the following info:</text:p>
            <text:list text:style-name="L32">
              <text:list-item text:start-value="1">
                <text:p text:style-name="P132">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33">
              <text:list-item>
                <text:p text:style-name="P133">datetime: a Date object representing date and time when error occurring</text:p>
              </text:list-item>
              <text:list-item>
                <text:p text:style-name="P133">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32">
              <text:list-item text:start-value="1">
                <text:p text:style-name="P132">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32">
              <text:list-item text:start-value="1">
                <text:p text:style-name="P132">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32">
              <text:list-item text:start-value="1">
                <text:p text:style-name="P132">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34">
              <text:list-item>
                <text:p text:style-name="P134">going to start sending data</text:p>
              </text:list-item>
            </text:list>
            <text:p text:style-name="Table_20_Contents">It shall bring the following info:</text:p>
            <text:list text:style-name="L35">
              <text:list-item>
                <text:p text:style-name="P135">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5">
              <text:list-item text:start-value="1">
                <text:p text:style-name="P135"><text:soft-page-break/>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34">
              <text:list-item text:start-value="1">
                <text:p text:style-name="P134">going to start reading data</text:p>
              </text:list-item>
            </text:list>
            <text:p text:style-name="Table_20_Contents">It shall bring the following info:</text:p>
            <text:list text:style-name="L35">
              <text:list-item text:start-value="1">
                <text:p text:style-name="P135">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34">
              <text:list-item text:start-value="1">
                <text:p text:style-name="P134">received a certain amount of data</text:p>
              </text:list-item>
            </text:list>
            <text:p text:style-name="Table_20_Contents">It shall bring the following info:</text:p>
            <text:list text:style-name="L35">
              <text:list-item text:start-value="1">
                <text:p text:style-name="P135">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5">
              <text:list-item text:start-value="1">
                <text:p text:style-name="P135">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6">
              <text:list-item>
                <text:p text:style-name="P136">source URI: the source being synchronized</text:p>
              </text:list-item>
            </text:list>
            <text:list text:style-name="L36">
              <text:list-item text:start-value="1">
                <text:p text:style-name="P136">sourcename: the source name</text:p>
              </text:list-item>
              <text:list-item>
                <text:p text:style-name="P136">mode: type of the performed sync</text:p>
              </text:list-item>
              <text:list-item>
                <text:p text:style-name="P136">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36">
              <text:list-item text:start-value="1">
                <text:p text:style-name="P136">source URI: the source being synchronized</text:p>
              </text:list-item>
            </text:list>
            <text:list text:style-name="L36">
              <text:list-item text:start-value="1">
                <text:p text:style-name="P136">sourcename: the source name</text:p>
              </text:list-item>
              <text:list-item>
                <text:p text:style-name="P136">mode: type of the performed sync</text:p>
              </text:list-item>
              <text:list-item>
                <text:p text:style-name="P136">date: a Date object representing <text:soft-page-break/>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2">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6">
              <text:list-item text:start-value="1">
                <text:p text:style-name="P136">source URI: the source being synchronized</text:p>
              </text:list-item>
            </text:list>
            <text:list text:style-name="L36">
              <text:list-item text:start-value="1">
                <text:p text:style-name="P136">sourcename: the source name</text:p>
              </text:list-item>
              <text:list-item>
                <text:p text:style-name="P136">mode: type of sync requested</text:p>
              </text:list-item>
              <text:list-item>
                <text:p text:style-name="P136">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2">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6">
              <text:list-item text:start-value="1">
                <text:p text:style-name="P136">source URI: the source being synchronized</text:p>
              </text:list-item>
            </text:list>
            <text:list text:style-name="L36">
              <text:list-item text:start-value="1">
                <text:p text:style-name="P136">sourcename: the source name</text:p>
              </text:list-item>
              <text:list-item>
                <text:p text:style-name="P136">mode: type of the performed sync</text:p>
              </text:list-item>
              <text:list-item>
                <text:p text:style-name="P136">data: the number of items.</text:p>
              </text:list-item>
              <text:list-item>
                <text:p text:style-name="P136">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2">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6">
              <text:list-item text:start-value="1">
                <text:p text:style-name="P136">source URI: the source being synchronized</text:p>
              </text:list-item>
            </text:list>
            <text:list text:style-name="L36">
              <text:list-item text:start-value="1">
                <text:p text:style-name="P136">sourcename: the source name</text:p>
              </text:list-item>
              <text:list-item>
                <text:p text:style-name="P136">mode: type of the performed sync</text:p>
              </text:list-item>
              <text:list-item>
                <text:p text:style-name="P136">data: the number of items.</text:p>
              </text:list-item>
              <text:list-item>
                <text:p text:style-name="P136">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6">
              <text:list-item text:start-value="1">
                <text:p text:style-name="P136">source URI: the source the item belongs to</text:p>
              </text:list-item>
              <text:list-item>
                <text:p text:style-name="P136"><text:soft-page-break/>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6">
              <text:list-item text:start-value="1">
                <text:p text:style-name="P136">source URI: the source the item belongs to</text:p>
              </text:list-item>
              <text:list-item>
                <text:p text:style-name="P136">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6">
              <text:list-item text:start-value="1">
                <text:p text:style-name="P136">source URI: the source the item belongs to</text:p>
              </text:list-item>
              <text:list-item>
                <text:p text:style-name="P136">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6">
              <text:list-item text:start-value="1">
                <text:p text:style-name="P136">source URI: the source the item belongs to</text:p>
              </text:list-item>
              <text:list-item>
                <text:p text:style-name="P136">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6">
              <text:list-item text:start-value="1">
                <text:p text:style-name="P136">source URI: the source the item belongs to</text:p>
              </text:list-item>
              <text:list-item>
                <text:p text:style-name="P136">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6">
              <text:list-item text:start-value="1">
                <text:p text:style-name="P136">source URI: the source the item belongs to</text:p>
              </text:list-item>
              <text:list-item>
                <text:p text:style-name="P136">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6">
              <text:list-item text:start-value="1">
                <text:p text:style-name="P136">command: the command the status relates to</text:p>
              </text:list-item>
              <text:list-item>
                <text:p text:style-name="P136">status code: the status code</text:p>
              </text:list-item>
              <text:list-item>
                <text:p text:style-name="P136">item key: the key of the item this status relates to if it is in response of a modification command.</text:p>
              </text:list-item>
              <text:list-item>
                <text:p text:style-name="P136">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text:soft-page-break/>command. It shall bring the following info:</text:p>
            <text:list text:style-name="L36">
              <text:list-item text:start-value="1">
                <text:p text:style-name="P136">command: the command the status relates to</text:p>
              </text:list-item>
              <text:list-item>
                <text:p text:style-name="P136">status code: the status code</text:p>
              </text:list-item>
              <text:list-item>
                <text:p text:style-name="P136">item key: the key of the item this status relates to if it is in response of a modification command.</text:p>
              </text:list-item>
              <text:list-item>
                <text:p text:style-name="P136">SourceUri: the source uri</text:p>
              </text:list-item>
            </text:list>
          </table:table-cell>
        </table:table-row>
      </table:table>
      <text:p text:style-name="Standard">Those events are represented by the classes of <text:sequence-ref text:reference-format="category-and-value" text:ref-name="refFigure11">Figure 12</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1" text:name="Figure" text:formula="ooow:Figure+1" style:num-format="1">12</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7">
        <text:list-item>
          <text:p text:style-name="P110"><text:soft-page-break/>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2">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2">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2">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8">
        <text:list-item>
          <text:p text:style-name="P111">sourceUri: uri of the syncSource</text:p>
        </text:list-item>
        <text:list-item>
          <text:p text:style-name="P111">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ext:soft-page-break/>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9">
        <text:list-item>
          <text:p text:style-name="P112">source URI: the source the item belongs to</text:p>
        </text:list-item>
        <text:list-item>
          <text:p text:style-name="P112">item key: the item key</text:p>
        </text:list-item>
      </text:list>
      <text:p text:style-name="Heading_20_4">SyncStatusEvent</text:p>
      <text:p text:style-name="P33">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40">
        <text:list-item>
          <text:p text:style-name="P113">command: the command the status relates to</text:p>
        </text:list-item>
        <text:list-item>
          <text:p text:style-name="P113">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2" text:name="Figure" text:formula="ooow:Figure+1" style:num-format="1">13</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2">Figure 13</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2">In order to allow the application developer to register/unregister a listener, the singleton class ManageListeners is available, with methods to set, unset or get the listeners. </text:p>
      <text:p text:style-name="P52">The multiple listener mechanisms is based on the listener name: setting a new listener with a different name, adds a listener to the chain (all the registered listener are called for each event fired, see next paragraph).</text:p>
      <text:p text:style-name="P52">To set a listener, call the proper set method with a newly allocated Llistener. The pointer will be owned by the ManageListener and released when another listener with the same name is set, or when the unset method is called. For example:</text:p>
      <text:p text:style-name="P52"/>
      <text:p text:style-name="P52">set a <text:s/>new listener:</text:p>
      <text:p text:style-name="P54"><text:soft-page-break/>ManageListener::getInstance().setSyncListener(<text:line-break/><text:tab/><text:tab/><text:tab/><text:tab/>new CustomSyncLlistener(“myname”));</text:p>
      <text:p text:style-name="P55"/>
      <text:p text:style-name="P52">re-set the same listener:</text:p>
      <text:p text:style-name="P56">ManageListener::getInstance().setSyncListener(<text:line-break/><text:tab/><text:tab/><text:tab/><text:tab/>new OtherSyncLlistener(“myname”));</text:p>
      <text:p text:style-name="P52"/>
      <text:p text:style-name="P52">unset the same listener:</text:p>
      <text:p text:style-name="P56">ManageListener::getInstance().unsetSyncListener(“myname”);</text:p>
      <text:p text:style-name="P52"/>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3">Figure 14</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3" text:name="Figure" text:formula="ooow:Figure+1" style:num-format="1">14</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9" text:outline-level="2">Converter and Parser for Contact and Calendar objects</text:h>
      <text:p text:style-name="P29"/>
      <text:p text:style-name="P29">In order to provide facilities to the developer the Funambol Client API C++ contains classes to represent Contact and Calendar object and function to convert it <text:s/>to SIF-C or SIF-E format (Funambol Interchange Format) and cCcard or iCcalendar. </text:p>
      <text:p text:style-name="P29">On the other hand there are function to parse the SIF format or the vCard and iCal format and create the correspondent Contact or Calendar object.</text:p>
      <text:p text:style-name="P29">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9"/>
      <text:p text:style-name="P29"><text:soft-page-break/>The converter Diagram is as follow</text:p>
      <text:p text:style-name="P30"/>
      <text:p text:style-name="P30"><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9">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9">Object is the superclass of Contact and Calendar object. They represents the objects that can be filled and used by the SyncSource</text:p>
      <text:p text:style-name="P29"/>
      <text:p text:style-name="P30"/>
      <text:p text:style-name="P30"/>
      <text:p text:style-name="P30"/>
      <text:p text:style-name="P30"/>
      <text:p text:style-name="P30"><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9"><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4">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4"/>
      <text:p text:style-name="P24">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4">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3">SyncML Device Management Tree and Description</text:span> [1].</text:p>
      <text:p text:style-name="Standard"/>
      <text:p text:style-name="P35">ACL</text:p>
      <text:p text:style-name="P70">Access Control List. A list of identifiers and access rights associated with each identifier.</text:p>
      <text:p text:style-name="Standard"/>
      <text:p text:style-name="P35">Description Framework</text:p>
      <text:p text:style-name="P70">A specification for how to describe the management syntax and semantics for a particular device type.</text:p>
      <text:p text:style-name="P70"/>
      <text:p text:style-name="P35">Dynamic node</text:p>
      <text:p text:style-name="P73">A node is dynamic if the DDF property Scope is set to Dynamic, or if the Scope property</text:p>
      <text:p text:style-name="P73">is unspecified.</text:p>
      <text:p text:style-name="P73"/>
      <text:p text:style-name="P75">Interior node</text:p>
      <text:p text:style-name="P70">A node that may have child nodes, but cannot store any value. The Format property o<text:span text:style-name="T17">f </text:span><text:span text:style-name="T24">an</text:span><text:span text:style-name="T25"> </text:span><text:span text:style-name="T24">interior node is </text:span><text:span text:style-name="T26">nod</text:span><text:span text:style-name="T24">e.</text:span></text:p>
      <text:p text:style-name="P71"/>
      <text:p text:style-name="P36">Leaf node</text:p>
      <text:p text:style-name="P72">A node that can store a value, but cannot have child nodes. The Format property of a leaf node is not <text:span text:style-name="T27">nod</text:span>e.</text:p>
      <text:p text:style-name="P72"/>
      <text:p text:style-name="P36">Management object</text:p>
      <text:p text:style-name="P72">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2"/>
      <text:p text:style-name="P36">Management client</text:p>
      <text:p text:style-name="P72"><text:soft-page-break/>A software component in a managed device that correctly interprets SyncML DM <text:s/>commands, executes appropriate actions in the device and sends back relevant responses to the issuing management server.</text:p>
      <text:p text:style-name="P72"/>
      <text:p text:style-name="P36">Management server</text:p>
      <text:p text:style-name="P72">A network based entity that issues SyncML DM commands to devices and correctly interprets responses sent from the devices.</text:p>
      <text:p text:style-name="P72"/>
      <text:p text:style-name="P36">Management tree</text:p>
      <text:p text:style-name="P72">The mechanism by which the management client interacts with the device, e.g. by storing and retrieving values from it and by manipulating the properties of it, for example the access control lists.</text:p>
      <text:p text:style-name="P72"/>
      <text:p text:style-name="P36">Node</text:p>
      <text:p text:style-name="P72">A node is a single element in a management tree. There can be two kinds of nodes in a management tree: interior nodes and leaf nodes. The Format property of a node provides information about whether a node is a leaf or an interior node.</text:p>
      <text:p text:style-name="P72"/>
      <text:p text:style-name="P36">Permanent node</text:p>
      <text:p text:style-name="P72">A node is permanent if the DDF property Scope is set to Permanent. If a node is not permanent, it is dynamic. A permanent node can never be deleted.</text:p>
      <text:p text:style-name="P72"/>
      <text:p text:style-name="P36">Server identifier</text:p>
      <text:p text:style-name="P74">The SyncML DM internal name for a management server. A management server is associated with an existing server identifier in a device through SyncML DM authentication.</text:p>
      <text:p text:style-name="P74"/>
      <text:h text:style-name="P6" text:outline-level="2">Architecture</text:h>
      <text:p text:style-name="P64">The Device Management architecture is shown in <text:sequence-ref text:reference-format="category-and-value" text:ref-name="refFigure14">Figure 15</text:sequence-ref>.</text:p>
      <text:p text:style-name="P64"><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4" text:name="Figure" text:formula="ooow:Figure+1" style:num-format="1">15</text:sequence>: Device Manager layer architecture</text:p></draw:text-box></draw:frame></text:p>
      <text:p text:style-name="P64"><text:span text:style-name="T5">Device Manager</text:span>: this component is responsible for the abstraction of the management operation that can be performed on a device. It will be the place where a device management protocol such as OMA DM will be implemented.</text:p>
      <text:p text:style-name="P64"/>
      <text:p text:style-name="P64"><text:span text:style-name="T5">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4"/>
      <text:p text:style-name="P64"><text:span text:style-name="T5">Management Node</text:span>: a management node represents a container of configuration properties and, optionally, of other nodes. Configuration properties are represented with the form of key-value pairs.</text:p>
      <text:p text:style-name="P64"/>
      <text:p text:style-name="P64"/>
      <text:p text:style-name="P64"/>
      <text:p text:style-name="P64"/>
      <text:p text:style-name="P64"/>
      <text:p text:style-name="P64"/>
      <text:p text:style-name="P64"/>
      <text:h text:style-name="Heading_20_2" text:outline-level="2"><text:soft-page-break/>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5">Figure 16</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5" text:name="Figure" text:formula="ooow:Figure+1" style:num-format="1">16</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5">new</text:span> operator and must be deleted by the caller with the standard C++ <text:span text:style-name="T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31"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41">
        <text:list-item>
          <text:p text:style-name="P124">SMS</text:p>
        </text:list-item>
        <text:list-item>
          <text:p text:style-name="P124">STP (Server TCP Push)</text:p>
        </text:list-item>
        <text:list-item>
          <text:p text:style-name="P124">CTP (Client TCP Push)</text:p>
        </text:list-item>
      </text:list>
      <text:p text:style-name="P61"/>
      <text:p text:style-name="P61">[5] covers these aspects in more detail. In this document we present the architecture of the push manager within the C++ API.</text:p>
      <text:h text:style-name="Heading_20_2" text:outline-level="2">Push manager architecture</text:h>
      <text:p text:style-name="P76">The push manager is intended to offer TCP push via STP and/or CTP. SMS push is not handled by the library as its implementation is largely system specific.</text:p>
      <text:p text:style-name="P76">The functionalities the library shall deliver are:</text:p>
      <text:p text:style-name="P76"/>
      <text:list text:style-name="L42">
        <text:list-item>
          <text:p text:style-name="P114">handles the STP protocol when a STP connection is initiated by the server and handle STP messages</text:p>
        </text:list-item>
        <text:list-item>
          <text:p text:style-name="P114">handles the CTP protocol when STP is not available</text:p>
        </text:list-item>
        <text:list-item>
          <text:p text:style-name="P114">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5"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6" text:name="Figure" text:formula="ooow:Figure+1" style:num-format="1">17</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6">static PushManager* getInstance();</text:p>
          </table:table-cell>
          <table:table-cell table:style-name="Table27.B2" office:value-type="string">
            <text:p text:style-name="P26">Get the sole instance of PushManager</text:p>
          </table:table-cell>
        </table:table-row>
        <table:table-row>
          <table:table-cell table:style-name="Table27.A2" office:value-type="string">
            <text:p text:style-name="P26">void start();</text:p>
          </table:table-cell>
          <table:table-cell table:style-name="Table27.B2" office:value-type="string">
            <text:p text:style-name="P26">Start push service. Configuration is fetched from the DM (push node). The call is non blocking and the service is started in a separated thread.</text:p>
          </table:table-cell>
        </table:table-row>
        <table:table-row>
          <table:table-cell table:style-name="Table27.A2" office:value-type="string">
            <text:p text:style-name="P26">void stop();</text:p>
          </table:table-cell>
          <table:table-cell table:style-name="Table27.B2" office:value-type="string">
            <text:p text:style-name="P26">Terminates the push service.</text:p>
          </table:table-cell>
        </table:table-row>
        <table:table-row>
          <table:table-cell table:style-name="Table27.A2" office:value-type="string">
            <text:p text:style-name="P26">void registerPushListener(PushListener&amp; listener);</text:p>
          </table:table-cell>
          <table:table-cell table:style-name="Table27.B2" office:value-type="string">
            <text:p text:style-name="P26">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6">void setPushPolicy(enum Policy);</text:p>
          </table:table-cell>
          <table:table-cell table:style-name="Table27.B2" office:value-type="string">
            <text:p text:style-name="P26">Sets the policy. Initially only three values are supported:</text:p>
            <text:list text:style-name="L43">
              <text:list-item>
                <text:p text:style-name="P115">STPFirst (prefer STP over CTP)</text:p>
              </text:list-item>
              <text:list-item>
                <text:p text:style-name="P115">STPOnly</text:p>
              </text:list-item>
              <text:list-item>
                <text:p text:style-name="P115"><text:soft-page-break/>CTPOnly</text:p>
              </text:list-item>
            </text:list>
          </table:table-cell>
        </table:table-row>
        <table:table-row>
          <table:table-cell table:style-name="Table27.A2" office:value-type="string">
            <text:p text:style-name="P26">enum ServiceType getServiceType()</text:p>
          </table:table-cell>
          <table:table-cell table:style-name="Table27.B2" office:value-type="string">
            <text:p text:style-name="P26">Returns the currently used push method (CTPServiceType or STPServiceType)</text:p>
          </table:table-cell>
        </table:table-row>
        <table:table-row>
          <table:table-cell table:style-name="Table27.A2" office:value-type="string">
            <text:p text:style-name="P26">bool getConnected()</text:p>
          </table:table-cell>
          <table:table-cell table:style-name="Table27.B2" office:value-type="string">
            <text:p text:style-name="P26">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6">static CTPService* getInstance();</text:p>
          </table:table-cell>
          <table:table-cell table:style-name="Table28.B2" office:value-type="string">
            <text:p text:style-name="P26">Get the sole instance of CTPService</text:p>
          </table:table-cell>
        </table:table-row>
        <table:table-row>
          <table:table-cell table:style-name="Table28.A2" office:value-type="string">
            <text:p text:style-name="P26">FThread* startCTP();</text:p>
          </table:table-cell>
          <table:table-cell table:style-name="Table28.B2" office:value-type="string">
            <text:p text:style-name="P26">Start CTP service. Configuration is fetched from the DM (push/ctp node). The thread running the service is returned (see below for FThread description)</text:p>
          </table:table-cell>
        </table:table-row>
        <table:table-row>
          <table:table-cell table:style-name="Table28.A2" office:value-type="string">
            <text:p text:style-name="P26">int32_t stopCTP();</text:p>
          </table:table-cell>
          <table:table-cell table:style-name="Table28.B2" office:value-type="string">
            <text:p text:style-name="P26">Terminates the CTP service.</text:p>
          </table:table-cell>
        </table:table-row>
        <table:table-row>
          <table:table-cell table:style-name="Table28.A2" office:value-type="string">
            <text:p text:style-name="P26">void registerPushListener(PushListener&amp; listener);</text:p>
          </table:table-cell>
          <table:table-cell table:style-name="Table28.B2" office:value-type="string">
            <text:p text:style-name="P26">Set the given listener to send notifications on pushed events. The given listener must be kept alive for all the CTPService lifetime. CTPService keeps a pointer to this listener.</text:p>
          </table:table-cell>
        </table:table-row>
      </table:table>
      <text:p text:style-name="P77"/>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6">virtual void onNotificationReceived(const ArrayList&amp;</text:p>
            <text:p text:style-name="P26"><text:s text:c="57"/>serverURIList);</text:p>
          </table:table-cell>
          <table:table-cell table:style-name="Table29.B2" office:value-type="string">
            <text:p text:style-name="P26">This method is called when a push notification is received for one or more sources.</text:p>
          </table:table-cell>
        </table:table-row>
        <table:table-row>
          <table:table-cell table:style-name="Table29.A2" office:value-type="string">
            <text:p text:style-name="P26">virtual void onCTPError(const int errorCode, const int</text:p>
            <text:p text:style-name="P26"><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6">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7"/>
      <text:p text:style-name="P27"/>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44">
        <text:list-item text:start-value="1">
          <text:p text:style-name="P116">new method removeAllItems(): </text:p>
        </text:list-item>
        <text:list-item>
          <text:p text:style-name="P102">deprecated methods: </text:p>
        </text:list-item>
        <text:list-item>
          <text:p text:style-name="P129">getFirstItemKeys()</text:p>
        </text:list-item>
        <text:list-item>
          <text:p text:style-name="P129">getNextItemKeys()</text:p>
        </text:list-item>
        <text:list-item>
          <text:p text:style-name="P125">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5">[optional] setItemStatus is now available also in the version with the command [Add, Update or Delete]. This can be used by the SyncSource implementation to act differently depending on the command the status is referring to.</text:p>
          <text:p text:style-name="P125"/>
        </text:list-item>
      </text:list>
      <text:p text:style-name="P30"/>
      <text:p text:style-name="Standard">Posix port:</text:p>
      <text:list text:style-name="L45">
        <text:list-item>
          <text:p text:style-name="P117">the name of the library is changed to libfunambol.a</text:p>
        </text:list-item>
        <text:list-item>
          <text:p text:style-name="P117">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text:style-name="L46">
        <text:list-item>
          <text:p text:style-name="P118">call PlatformAdapter::init(context) is required before using the library</text:p>
        </text:list-item>
        <text:list-item>
          <text:p text:style-name="P118">the call DMTClientConfig(context) is replaced by DMTClientconfig() ; the former is still available for backward compatibility, but it's deprecated.</text:p>
        </text:list-item>
      </text:list>
      <text:p text:style-name="Standard"/>
      <text:p text:style-name="Standard">SyncSource interface:</text:p>
      <text:list text:style-name="L44">
        <text:list-item text:start-value="1">
          <text:p text:style-name="P102">removed methods: </text:p>
        </text:list-item>
        <text:list-item>
          <text:p text:style-name="P129">getFirstItemKeys()</text:p>
        </text:list-item>
        <text:list-item>
          <text:p text:style-name="P129">getNextItemKeys()</text:p>
          <text:p text:style-name="P129"/>
        </text:list-item>
      </text:list>
      <text:p text:style-name="Standard">KeyValueStore interface:</text:p>
      <text:list text:style-name="L47">
        <text:list-item>
          <text:p text:style-name="P119">method save() renamed to close()</text:p>
        </text:list-item>
      </text:list>
      <text:p text:style-name="Standard"/>
      <text:p text:style-name="Standard">Interface ErrorHandler removed:</text:p>
      <text:list text:style-name="L48">
        <text:list-item>
          <text:p text:style-name="P120">it's been introduced in v3.0 but never been used by the sync engine. Now removed.</text:p>
        </text:list-item>
      </text:list>
      <text:p text:style-name="Index_20_Heading"/>
      <text:p text:style-name="P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11"><text:span text:style-name="T8">[5]</text:span><text:span text:style-name="T9"> </text:span><text:span text:style-name="T8"><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70</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Funambol Client API C++ Design Document</dc:title>
    <meta:initial-creator>Stefano Fornari</meta:initial-creator>
    <meta:creation-date>2003-06-21T22:39:39</meta:creation-date>
    <dc:creator>Toccy</dc:creator>
    <dc:date>2009-06-04T18:57:25</dc:date>
    <meta:printed-by>Stefano Fornari</meta:printed-by>
    <meta:print-date>2005-11-10T11:14:42</meta:print-date>
    <dc:language>en-US</dc:language>
    <meta:editing-cycles>690</meta:editing-cycles>
    <meta:editing-duration>P19DT13H28M3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34" meta:image-count="1" meta:object-count="19" meta:page-count="75" meta:paragraph-count="1640" meta:word-count="21353" meta:character-count="134618"/>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paragraph-properties fo:margin-left="0cm" fo:margin-right="0cm" fo:text-indent="0cm"/>
      <style:text-properties fo:font-size="16pt" fo:font-weight="bold"/>
    </style:style>
    <style:style style:name="P9"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text:style-name="P1"/>
          </draw:text-box>
        </draw:frame>
        <draw:g>
          <draw:rect draw:style-name="gr2" draw:text-style-name="P2" draw:layer="layout" svg:width="14.5cm" svg:height="3.1cm" svg:x="1.035cm" svg:y="10.818cm">
            <text:p text:style-name="P1"/>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4">StringBuffer username<text:line-break/>StringBuffer url<text:line-break/>StringBuffer swv</text:p>
              <text:p text:style-name="P4">int nextLUID</text:p>
            </draw:rect>
            <draw:rect draw:style-name="gr8" draw:text-style-name="P7" draw:layer="layout" svg:width="4.804cm" svg:height="0.71cm" svg:x="10.735cm" svg:y="7.718cm">
              <text:p text:style-name="P7">MediaSyncSourceParams</text:p>
            </draw:rect>
          </draw:g>
          <draw:connector draw:style-name="gr9" draw:text-style-name="P2" draw:layer="layout" svg:x1="10.735cm" svg:y1="8.871cm" svg:x2="9.135cm" svg:y2="8.869cm" draw:start-shape="id1" draw:start-glue-point="3" draw:end-shape="id2" draw:end-glue-point="1">
            <text:p text:style-name="P1"/>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text:p text:style-name="P1"/>
          </draw:connector>
          <draw:connector draw:style-name="gr10" draw:text-style-name="P2" draw:layer="layout" draw:type="line" svg:x1="6.824cm" svg:y1="4.518cm" svg:x2="9.447cm" svg:y2="3.318cm" draw:start-shape="id5" draw:start-glue-point="0" draw:end-shape="id3" draw:end-glue-point="2">
            <text:p text:style-name="P1"/>
          </draw:connector>
          <draw:connector draw:style-name="gr10" draw:text-style-name="P2" draw:layer="layout" draw:type="line" svg:x1="11.922cm" svg:y1="4.576cm" svg:x2="9.447cm" svg:y2="3.318cm" draw:start-shape="id6" draw:start-glue-point="0" draw:end-shape="id3" draw:end-glue-point="2">
            <text:p text:style-name="P1"/>
          </draw:connector>
          <draw:connector draw:style-name="gr10" draw:text-style-name="P2" draw:layer="layout" draw:type="line" svg:x1="6.822cm" svg:y1="7.698cm" svg:x2="6.824cm" svg:y2="6.86cm" draw:start-shape="id2" draw:start-glue-point="0" draw:end-shape="id5" draw:end-glue-point="2">
            <text:p text:style-name="P1"/>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text:p text:style-name="P1"/>
          </draw:connector>
          <draw:connector draw:style-name="gr10" draw:text-style-name="P2" draw:layer="layout" draw:type="line" svg:x1="9.122cm" svg:y1="11.376cm" svg:x2="6.822cm" svg:y2="10.04cm" draw:start-shape="id8" draw:start-glue-point="0" draw:end-shape="id2" draw:end-glue-point="2">
            <text:p text:style-name="P1"/>
          </draw:connector>
          <draw:frame draw:style-name="gr11" draw:text-style-name="P9" draw:layer="layout" svg:width="2.36cm" svg:height="0.903cm" svg:x="13.072cm" svg:y="11.018cm">
            <draw:text-box>
              <text:p text:style-name="P8"><text:span text:style-name="T3">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text:style-name="P6"/>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text:style-name="P6"/>
        </draw:connector>
        <draw:connector draw:style-name="gr9" draw:text-style-name="P7" draw:id="id5" draw:layer="layout" svg:x1="6.213cm" svg:y1="5.506cm" svg:x2="7.646cm" svg:y2="7.967cm" draw:start-shape="id2" draw:start-glue-point="2" draw:end-shape="id4" draw:end-glue-point="3" svg:d="m6213 5506v2461h1433">
          <text:p text:style-name="P6"/>
        </draw:connector>
        <draw:connector draw:style-name="gr9" draw:text-style-name="P7" draw:layer="layout" svg:x1="6.213cm" svg:y1="7.967cm" svg:x2="7.646cm" svg:y2="11.867cm" draw:start-shape="id5" draw:start-glue-point="2" draw:end-shape="id6" draw:end-glue-point="3" svg:d="m6213 7967v3900h1433">
          <text:p text:style-name="P6"/>
        </draw:connector>
        <draw:connector draw:style-name="gr9" draw:text-style-name="P7" draw:layer="layout" svg:x1="6.213cm" svg:y1="5.506cm" svg:x2="4.735cm" svg:y2="11.877cm" draw:start-shape="id2" draw:start-glue-point="2" draw:end-shape="id7" draw:end-glue-point="1" svg:d="m6213 5506v6371h-1478">
          <text:p text:style-name="P6"/>
        </draw:connector>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